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41.16pt"/>
    </style:style>
    <style:style style:name="co15" style:family="table-column">
      <style:table-column-properties fo:break-before="auto" style:column-width="35.7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BU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Pl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SubLayer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PosZ</text:p>
          </table:table-cell>
          <table:table-cell office:value-type="string" calcext:value-type="string">
            <text:p>TUCal</text:p>
          </table:table-cell>
          <table:table-cell office:value-type="string" calcext:value-type="string">
            <text:p>TUOff</text:p>
          </table:table-cell>
          <table:table-cell office:value-type="string" calcext:value-type="string">
            <text:p>TUSlw</text:p>
          </table:table-cell>
          <table:table-cell office:value-type="string" calcext:value-type="string">
            <text:p>QUCal</text:p>
          </table:table-cell>
          <table:table-cell office:value-type="string" calcext:value-type="string">
            <text:p>QUPed</text:p>
          </table:table-cell>
          <table:table-cell office:value-type="string" calcext:value-type="string">
            <text:p>TDCal</text:p>
          </table:table-cell>
          <table:table-cell office:value-type="string" calcext:value-type="string">
            <text:p>TDOff</text:p>
          </table:table-cell>
          <table:table-cell office:value-type="string" calcext:value-type="string">
            <text:p>TDSlw</text:p>
          </table:table-cell>
          <table:table-cell office:value-type="string" calcext:value-type="string">
            <text:p>QDCal</text:p>
          </table:table-cell>
          <table:table-cell office:value-type="string" calcext:value-type="string">
            <text:p>QDPed</text:p>
          </table:table-cell>
          <table:table-cell office:value-type="string" calcext:value-type="string">
            <text:p>DTCal</text:p>
          </table:table-cell>
          <table:table-cell office:value-type="string" calcext:value-type="string">
            <text:p>DTOff</text:p>
          </table:table-cell>
          <table:table-cell office:value-type="string" calcext:value-type="string">
            <text:p>TAveOff</text:p>
          </table:table-cell>
          <table:table-cell office:value-type="string" calcext:value-type="string">
            <text:p>tu_det</text:p>
          </table:table-cell>
          <table:table-cell office:value-type="string" calcext:value-type="string">
            <text:p>tu_geo</text:p>
          </table:table-cell>
          <table:table-cell office:value-type="string" calcext:value-type="string">
            <text:p>tu_ch</text:p>
          </table:table-cell>
          <table:table-cell office:value-type="string" calcext:value-type="string">
            <text:p>td_det</text:p>
          </table:table-cell>
          <table:table-cell office:value-type="string" calcext:value-type="string">
            <text:p>td_geo</text:p>
          </table:table-cell>
          <table:table-cell office:value-type="string" calcext:value-type="string">
            <text:p>td_ch</text:p>
          </table:table-cell>
          <table:table-cell office:value-type="string" calcext:value-type="string">
            <text:p>qu_geo</text:p>
          </table:table-cell>
          <table:table-cell office:value-type="string" calcext:value-type="string">
            <text:p>qu_ch</text:p>
          </table:table-cell>
          <table:table-cell office:value-type="string" calcext:value-type="string">
            <text:p>qd_geo</text:p>
          </table:table-cell>
          <table:table-cell office:value-type="string" calcext:value-type="string">
            <text:p>qd_ch</text:p>
          </table:table-cell>
          <table:table-cell office:value-type="string" calcext:value-type="string">
            <text:p>is_tref</text:p>
          </table:table-cell>
          <table:table-cell office:value-type="string" calcext:value-type="string">
            <text:p>is_hpc</text:p>
          </table:table-cell>
          <table:table-cell office:value-type="string" calcext:value-type="string">
            <text:p>id_hpc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901.8" calcext:value-type="float">
            <text:p>-1901.8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05" calcext:value-type="float">
            <text:p>0.0976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695" calcext:value-type="float">
            <text:p>0.0399695</text:p>
          </table:table-cell>
          <table:table-cell office:value-type="float" office:value="128.603" calcext:value-type="float">
            <text:p>128.603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695" calcext:value-type="float">
            <text:p>0.0399695</text:p>
          </table:table-cell>
          <table:table-cell office:value-type="float" office:value="110.921" calcext:value-type="float">
            <text:p>110.921</text:p>
          </table:table-cell>
          <table:table-cell office:value-type="float" office:value="7.2441" calcext:value-type="float">
            <text:p>7.2441</text:p>
          </table:table-cell>
          <table:table-cell office:value-type="float" office:value="-13.8142" calcext:value-type="float">
            <text:p>-13.81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779.4" calcext:value-type="float">
            <text:p>-1779.4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415" calcext:value-type="float">
            <text:p>0.0389415</text:p>
          </table:table-cell>
          <table:table-cell office:value-type="float" office:value="136.742" calcext:value-type="float">
            <text:p>136.742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415" calcext:value-type="float">
            <text:p>0.0389415</text:p>
          </table:table-cell>
          <table:table-cell office:value-type="float" office:value="121.339" calcext:value-type="float">
            <text:p>121.339</text:p>
          </table:table-cell>
          <table:table-cell office:value-type="float" office:value="7.22504" calcext:value-type="float">
            <text:p>7.22504</text:p>
          </table:table-cell>
          <table:table-cell office:value-type="float" office:value="-8.64384" calcext:value-type="float">
            <text:p>-8.6438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657" calcext:value-type="float">
            <text:p>-1657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277" calcext:value-type="float">
            <text:p>0.0347277</text:p>
          </table:table-cell>
          <table:table-cell office:value-type="float" office:value="137.099" calcext:value-type="float">
            <text:p>137.099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277" calcext:value-type="float">
            <text:p>0.0347277</text:p>
          </table:table-cell>
          <table:table-cell office:value-type="float" office:value="105.329" calcext:value-type="float">
            <text:p>105.329</text:p>
          </table:table-cell>
          <table:table-cell office:value-type="float" office:value="7.25602" calcext:value-type="float">
            <text:p>7.25602</text:p>
          </table:table-cell>
          <table:table-cell office:value-type="float" office:value="-13.3034" calcext:value-type="float">
            <text:p>-13.3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534.6" calcext:value-type="float">
            <text:p>-1534.6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208" calcext:value-type="float">
            <text:p>0.0381208</text:p>
          </table:table-cell>
          <table:table-cell office:value-type="float" office:value="119.567" calcext:value-type="float">
            <text:p>119.567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208" calcext:value-type="float">
            <text:p>0.0381208</text:p>
          </table:table-cell>
          <table:table-cell office:value-type="float" office:value="120.612" calcext:value-type="float">
            <text:p>120.612</text:p>
          </table:table-cell>
          <table:table-cell office:value-type="float" office:value="7.26504" calcext:value-type="float">
            <text:p>7.26504</text:p>
          </table:table-cell>
          <table:table-cell office:value-type="float" office:value="-14.9708" calcext:value-type="float">
            <text:p>-14.970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412.2" calcext:value-type="float">
            <text:p>-1412.2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401" calcext:value-type="float">
            <text:p>0.0405401</text:p>
          </table:table-cell>
          <table:table-cell office:value-type="float" office:value="129.957" calcext:value-type="float">
            <text:p>129.957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401" calcext:value-type="float">
            <text:p>0.0405401</text:p>
          </table:table-cell>
          <table:table-cell office:value-type="float" office:value="110.976" calcext:value-type="float">
            <text:p>110.976</text:p>
          </table:table-cell>
          <table:table-cell office:value-type="float" office:value="7.29436" calcext:value-type="float">
            <text:p>7.29436</text:p>
          </table:table-cell>
          <table:table-cell office:value-type="float" office:value="-7.78721" calcext:value-type="float">
            <text:p>-7.787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289.8" calcext:value-type="float">
            <text:p>-1289.8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969" calcext:value-type="float">
            <text:p>0.0370969</text:p>
          </table:table-cell>
          <table:table-cell office:value-type="float" office:value="126.251" calcext:value-type="float">
            <text:p>126.251</text:p>
          </table:table-cell>
          <table:table-cell office:value-type="float" office:value="0.0976605" calcext:value-type="float">
            <text:p>0.0976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969" calcext:value-type="float">
            <text:p>0.0370969</text:p>
          </table:table-cell>
          <table:table-cell office:value-type="float" office:value="108.705" calcext:value-type="float">
            <text:p>108.705</text:p>
          </table:table-cell>
          <table:table-cell office:value-type="float" office:value="7.27976" calcext:value-type="float">
            <text:p>7.27976</text:p>
          </table:table-cell>
          <table:table-cell office:value-type="float" office:value="-11.2398" calcext:value-type="float">
            <text:p>-11.239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167.4" calcext:value-type="float">
            <text:p>-1167.4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17" calcext:value-type="float">
            <text:p>0.039617</text:p>
          </table:table-cell>
          <table:table-cell office:value-type="float" office:value="135.311" calcext:value-type="float">
            <text:p>135.311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17" calcext:value-type="float">
            <text:p>0.039617</text:p>
          </table:table-cell>
          <table:table-cell office:value-type="float" office:value="116.299" calcext:value-type="float">
            <text:p>116.299</text:p>
          </table:table-cell>
          <table:table-cell office:value-type="float" office:value="7.20907" calcext:value-type="float">
            <text:p>7.20907</text:p>
          </table:table-cell>
          <table:table-cell office:value-type="float" office:value="-12.2911" calcext:value-type="float">
            <text:p>-12.29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45" calcext:value-type="float">
            <text:p>-1045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" calcext:value-type="float">
            <text:p>0.097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393" calcext:value-type="float">
            <text:p>0.0389393</text:p>
          </table:table-cell>
          <table:table-cell office:value-type="float" office:value="126.425" calcext:value-type="float">
            <text:p>126.425</text:p>
          </table:table-cell>
          <table:table-cell office:value-type="float" office:value="0.0976603" calcext:value-type="float">
            <text:p>0.0976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393" calcext:value-type="float">
            <text:p>0.0389393</text:p>
          </table:table-cell>
          <table:table-cell office:value-type="float" office:value="98.7498" calcext:value-type="float">
            <text:p>98.7498</text:p>
          </table:table-cell>
          <table:table-cell office:value-type="float" office:value="7.16802" calcext:value-type="float">
            <text:p>7.16802</text:p>
          </table:table-cell>
          <table:table-cell office:value-type="float" office:value="-14.4048" calcext:value-type="float">
            <text:p>-14.404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922.6" calcext:value-type="float">
            <text:p>-922.6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1" calcext:value-type="float">
            <text:p>0.0976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326" calcext:value-type="float">
            <text:p>0.0351326</text:p>
          </table:table-cell>
          <table:table-cell office:value-type="float" office:value="134.217" calcext:value-type="float">
            <text:p>134.217</text:p>
          </table:table-cell>
          <table:table-cell office:value-type="float" office:value="0.0976602" calcext:value-type="float">
            <text:p>0.097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1326" calcext:value-type="float">
            <text:p>0.0351326</text:p>
          </table:table-cell>
          <table:table-cell office:value-type="float" office:value="83.6005" calcext:value-type="float">
            <text:p>83.6005</text:p>
          </table:table-cell>
          <table:table-cell office:value-type="float" office:value="7.05823" calcext:value-type="float">
            <text:p>7.05823</text:p>
          </table:table-cell>
          <table:table-cell office:value-type="float" office:value="-25.0874" calcext:value-type="float">
            <text:p>-25.087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800.2" calcext:value-type="float">
            <text:p>-800.2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1" calcext:value-type="float">
            <text:p>0.09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52" calcext:value-type="float">
            <text:p>0.036852</text:p>
          </table:table-cell>
          <table:table-cell office:value-type="float" office:value="133.215" calcext:value-type="float">
            <text:p>133.215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52" calcext:value-type="float">
            <text:p>0.036852</text:p>
          </table:table-cell>
          <table:table-cell office:value-type="float" office:value="104.878" calcext:value-type="float">
            <text:p>104.878</text:p>
          </table:table-cell>
          <table:table-cell office:value-type="float" office:value="7.15656" calcext:value-type="float">
            <text:p>7.15656</text:p>
          </table:table-cell>
          <table:table-cell office:value-type="float" office:value="-4.97465" calcext:value-type="float">
            <text:p>-4.974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77.8" calcext:value-type="float">
            <text:p>-677.8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433" calcext:value-type="float">
            <text:p>0.0345433</text:p>
          </table:table-cell>
          <table:table-cell office:value-type="float" office:value="133.587" calcext:value-type="float">
            <text:p>133.587</text:p>
          </table:table-cell>
          <table:table-cell office:value-type="float" office:value="0.0976604" calcext:value-type="float">
            <text:p>0.0976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433" calcext:value-type="float">
            <text:p>0.0345433</text:p>
          </table:table-cell>
          <table:table-cell office:value-type="float" office:value="104.45" calcext:value-type="float">
            <text:p>104.45</text:p>
          </table:table-cell>
          <table:table-cell office:value-type="float" office:value="7.18148" calcext:value-type="float">
            <text:p>7.18148</text:p>
          </table:table-cell>
          <table:table-cell office:value-type="float" office:value="-10.8167" calcext:value-type="float">
            <text:p>-10.81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555.4" calcext:value-type="float">
            <text:p>-555.4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02" calcext:value-type="float">
            <text:p>0.097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784" calcext:value-type="float">
            <text:p>0.0395784</text:p>
          </table:table-cell>
          <table:table-cell office:value-type="float" office:value="141.729" calcext:value-type="float">
            <text:p>141.729</text:p>
          </table:table-cell>
          <table:table-cell office:value-type="float" office:value="0.0976602" calcext:value-type="float">
            <text:p>0.097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784" calcext:value-type="float">
            <text:p>0.0395784</text:p>
          </table:table-cell>
          <table:table-cell office:value-type="float" office:value="119.489" calcext:value-type="float">
            <text:p>119.489</text:p>
          </table:table-cell>
          <table:table-cell office:value-type="float" office:value="7.2183" calcext:value-type="float">
            <text:p>7.2183</text:p>
          </table:table-cell>
          <table:table-cell office:value-type="float" office:value="-17.7449" calcext:value-type="float">
            <text:p>-17.74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33" calcext:value-type="float">
            <text:p>-433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299" calcext:value-type="float">
            <text:p>0.0365299</text:p>
          </table:table-cell>
          <table:table-cell office:value-type="float" office:value="128.333" calcext:value-type="float">
            <text:p>128.333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299" calcext:value-type="float">
            <text:p>0.0365299</text:p>
          </table:table-cell>
          <table:table-cell office:value-type="float" office:value="95.6233" calcext:value-type="float">
            <text:p>95.6233</text:p>
          </table:table-cell>
          <table:table-cell office:value-type="float" office:value="7.22569" calcext:value-type="float">
            <text:p>7.22569</text:p>
          </table:table-cell>
          <table:table-cell office:value-type="float" office:value="-15.6112" calcext:value-type="float">
            <text:p>-15.61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10.6" calcext:value-type="float">
            <text:p>-310.6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363" calcext:value-type="float">
            <text:p>0.0368363</text:p>
          </table:table-cell>
          <table:table-cell office:value-type="float" office:value="136.354" calcext:value-type="float">
            <text:p>136.354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363" calcext:value-type="float">
            <text:p>0.0368363</text:p>
          </table:table-cell>
          <table:table-cell office:value-type="float" office:value="102.883" calcext:value-type="float">
            <text:p>102.883</text:p>
          </table:table-cell>
          <table:table-cell office:value-type="float" office:value="7.11248" calcext:value-type="float">
            <text:p>7.11248</text:p>
          </table:table-cell>
          <table:table-cell office:value-type="float" office:value="-8.12252" calcext:value-type="float">
            <text:p>-8.122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88.2" calcext:value-type="float">
            <text:p>-188.2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1" calcext:value-type="float">
            <text:p>0.0976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793" calcext:value-type="float">
            <text:p>0.0406793</text:p>
          </table:table-cell>
          <table:table-cell office:value-type="float" office:value="127.173" calcext:value-type="float">
            <text:p>127.173</text:p>
          </table:table-cell>
          <table:table-cell office:value-type="float" office:value="0.0976605" calcext:value-type="float">
            <text:p>0.0976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793" calcext:value-type="float">
            <text:p>0.0406793</text:p>
          </table:table-cell>
          <table:table-cell office:value-type="float" office:value="104.245" calcext:value-type="float">
            <text:p>104.245</text:p>
          </table:table-cell>
          <table:table-cell office:value-type="float" office:value="7.16611" calcext:value-type="float">
            <text:p>7.16611</text:p>
          </table:table-cell>
          <table:table-cell office:value-type="float" office:value="-13.1742" calcext:value-type="float">
            <text:p>-13.17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5.8" calcext:value-type="float">
            <text:p>-65.8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135" calcext:value-type="float">
            <text:p>0.0384135</text:p>
          </table:table-cell>
          <table:table-cell office:value-type="float" office:value="136.226" calcext:value-type="float">
            <text:p>136.226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135" calcext:value-type="float">
            <text:p>0.0384135</text:p>
          </table:table-cell>
          <table:table-cell office:value-type="float" office:value="117.137" calcext:value-type="float">
            <text:p>117.137</text:p>
          </table:table-cell>
          <table:table-cell office:value-type="float" office:value="7.24999" calcext:value-type="float">
            <text:p>7.24999</text:p>
          </table:table-cell>
          <table:table-cell office:value-type="float" office:value="4.26628" calcext:value-type="float">
            <text:p>4.266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3" calcext:value-type="float">
            <text:p>0.097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689" calcext:value-type="float">
            <text:p>0.0404689</text:p>
          </table:table-cell>
          <table:table-cell office:value-type="float" office:value="129.905" calcext:value-type="float">
            <text:p>129.905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689" calcext:value-type="float">
            <text:p>0.0404689</text:p>
          </table:table-cell>
          <table:table-cell office:value-type="float" office:value="123.433" calcext:value-type="float">
            <text:p>123.433</text:p>
          </table:table-cell>
          <table:table-cell office:value-type="float" office:value="7.2738" calcext:value-type="float">
            <text:p>7.2738</text:p>
          </table:table-cell>
          <table:table-cell office:value-type="float" office:value="7.23931" calcext:value-type="float">
            <text:p>7.2393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932" calcext:value-type="float">
            <text:p>0.0377932</text:p>
          </table:table-cell>
          <table:table-cell office:value-type="float" office:value="125.124" calcext:value-type="float">
            <text:p>125.124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932" calcext:value-type="float">
            <text:p>0.0377932</text:p>
          </table:table-cell>
          <table:table-cell office:value-type="float" office:value="106.811" calcext:value-type="float">
            <text:p>106.811</text:p>
          </table:table-cell>
          <table:table-cell office:value-type="float" office:value="7.28733" calcext:value-type="float">
            <text:p>7.28733</text:p>
          </table:table-cell>
          <table:table-cell office:value-type="float" office:value="9.2523" calcext:value-type="float">
            <text:p>9.25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1.4" calcext:value-type="float">
            <text:p>301.4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829" calcext:value-type="float">
            <text:p>0.0379829</text:p>
          </table:table-cell>
          <table:table-cell office:value-type="float" office:value="106.96" calcext:value-type="float">
            <text:p>106.96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829" calcext:value-type="float">
            <text:p>0.0379829</text:p>
          </table:table-cell>
          <table:table-cell office:value-type="float" office:value="98.3397" calcext:value-type="float">
            <text:p>98.3397</text:p>
          </table:table-cell>
          <table:table-cell office:value-type="float" office:value="7.29528" calcext:value-type="float">
            <text:p>7.29528</text:p>
          </table:table-cell>
          <table:table-cell office:value-type="float" office:value="4.39183" calcext:value-type="float">
            <text:p>4.391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3.8" calcext:value-type="float">
            <text:p>423.8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025" calcext:value-type="float">
            <text:p>0.0401025</text:p>
          </table:table-cell>
          <table:table-cell office:value-type="float" office:value="133.807" calcext:value-type="float">
            <text:p>133.807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025" calcext:value-type="float">
            <text:p>0.0401025</text:p>
          </table:table-cell>
          <table:table-cell office:value-type="float" office:value="129.184" calcext:value-type="float">
            <text:p>129.184</text:p>
          </table:table-cell>
          <table:table-cell office:value-type="float" office:value="7.26097" calcext:value-type="float">
            <text:p>7.26097</text:p>
          </table:table-cell>
          <table:table-cell office:value-type="float" office:value="6.51947" calcext:value-type="float">
            <text:p>6.5194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6.2" calcext:value-type="float">
            <text:p>546.2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889" calcext:value-type="float">
            <text:p>0.0352889</text:p>
          </table:table-cell>
          <table:table-cell office:value-type="float" office:value="128.837" calcext:value-type="float">
            <text:p>128.837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889" calcext:value-type="float">
            <text:p>0.0352889</text:p>
          </table:table-cell>
          <table:table-cell office:value-type="float" office:value="125.742" calcext:value-type="float">
            <text:p>125.742</text:p>
          </table:table-cell>
          <table:table-cell office:value-type="float" office:value="7.3356" calcext:value-type="float">
            <text:p>7.3356</text:p>
          </table:table-cell>
          <table:table-cell office:value-type="float" office:value="0.221057" calcext:value-type="float">
            <text:p>0.22105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8.6" calcext:value-type="float">
            <text:p>668.6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7809" calcext:value-type="float">
            <text:p>0.0367809</text:p>
          </table:table-cell>
          <table:table-cell office:value-type="float" office:value="120.42" calcext:value-type="float">
            <text:p>120.42</text:p>
          </table:table-cell>
          <table:table-cell office:value-type="float" office:value="0.0976603" calcext:value-type="float">
            <text:p>0.0976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7809" calcext:value-type="float">
            <text:p>0.0367809</text:p>
          </table:table-cell>
          <table:table-cell office:value-type="float" office:value="127.3" calcext:value-type="float">
            <text:p>127.3</text:p>
          </table:table-cell>
          <table:table-cell office:value-type="float" office:value="7.28842" calcext:value-type="float">
            <text:p>7.28842</text:p>
          </table:table-cell>
          <table:table-cell office:value-type="float" office:value="8.26988" calcext:value-type="float">
            <text:p>8.2698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07" calcext:value-type="float">
            <text:p>0.0976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641" calcext:value-type="float">
            <text:p>0.0388641</text:p>
          </table:table-cell>
          <table:table-cell office:value-type="float" office:value="114.574" calcext:value-type="float">
            <text:p>114.574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641" calcext:value-type="float">
            <text:p>0.0388641</text:p>
          </table:table-cell>
          <table:table-cell office:value-type="float" office:value="112.416" calcext:value-type="float">
            <text:p>112.416</text:p>
          </table:table-cell>
          <table:table-cell office:value-type="float" office:value="7.32858" calcext:value-type="float">
            <text:p>7.32858</text:p>
          </table:table-cell>
          <table:table-cell office:value-type="float" office:value="4.68952" calcext:value-type="float">
            <text:p>4.689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3.4" calcext:value-type="float">
            <text:p>913.4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11" calcext:value-type="float">
            <text:p>0.038811</text:p>
          </table:table-cell>
          <table:table-cell office:value-type="float" office:value="112.151" calcext:value-type="float">
            <text:p>112.151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811" calcext:value-type="float">
            <text:p>0.038811</text:p>
          </table:table-cell>
          <table:table-cell office:value-type="float" office:value="137.775" calcext:value-type="float">
            <text:p>137.775</text:p>
          </table:table-cell>
          <table:table-cell office:value-type="float" office:value="7.25819" calcext:value-type="float">
            <text:p>7.25819</text:p>
          </table:table-cell>
          <table:table-cell office:value-type="float" office:value="3.80393" calcext:value-type="float">
            <text:p>3.8039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5.8" calcext:value-type="float">
            <text:p>1035.8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02" calcext:value-type="float">
            <text:p>0.097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003" calcext:value-type="float">
            <text:p>0.0345003</text:p>
          </table:table-cell>
          <table:table-cell office:value-type="float" office:value="125.479" calcext:value-type="float">
            <text:p>125.479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003" calcext:value-type="float">
            <text:p>0.0345003</text:p>
          </table:table-cell>
          <table:table-cell office:value-type="float" office:value="154.524" calcext:value-type="float">
            <text:p>154.524</text:p>
          </table:table-cell>
          <table:table-cell office:value-type="float" office:value="7.29649" calcext:value-type="float">
            <text:p>7.29649</text:p>
          </table:table-cell>
          <table:table-cell office:value-type="float" office:value="7.82484" calcext:value-type="float">
            <text:p>7.8248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8.2" calcext:value-type="float">
            <text:p>1158.2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0066" calcext:value-type="float">
            <text:p>0.0390066</text:p>
          </table:table-cell>
          <table:table-cell office:value-type="float" office:value="120.099" calcext:value-type="float">
            <text:p>120.099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0066" calcext:value-type="float">
            <text:p>0.0390066</text:p>
          </table:table-cell>
          <table:table-cell office:value-type="float" office:value="131.704" calcext:value-type="float">
            <text:p>131.704</text:p>
          </table:table-cell>
          <table:table-cell office:value-type="float" office:value="7.34755" calcext:value-type="float">
            <text:p>7.34755</text:p>
          </table:table-cell>
          <table:table-cell office:value-type="float" office:value="5.66584" calcext:value-type="float">
            <text:p>5.6658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80.6" calcext:value-type="float">
            <text:p>1280.6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519" calcext:value-type="float">
            <text:p>0.0387519</text:p>
          </table:table-cell>
          <table:table-cell office:value-type="float" office:value="113.404" calcext:value-type="float">
            <text:p>113.404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519" calcext:value-type="float">
            <text:p>0.0387519</text:p>
          </table:table-cell>
          <table:table-cell office:value-type="float" office:value="122.318" calcext:value-type="float">
            <text:p>122.318</text:p>
          </table:table-cell>
          <table:table-cell office:value-type="float" office:value="7.42183" calcext:value-type="float">
            <text:p>7.42183</text:p>
          </table:table-cell>
          <table:table-cell office:value-type="float" office:value="5.92273" calcext:value-type="float">
            <text:p>5.9227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091" calcext:value-type="float">
            <text:p>0.0422091</text:p>
          </table:table-cell>
          <table:table-cell office:value-type="float" office:value="105.679" calcext:value-type="float">
            <text:p>105.679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091" calcext:value-type="float">
            <text:p>0.0422091</text:p>
          </table:table-cell>
          <table:table-cell office:value-type="float" office:value="103.462" calcext:value-type="float">
            <text:p>103.462</text:p>
          </table:table-cell>
          <table:table-cell office:value-type="float" office:value="7.25657" calcext:value-type="float">
            <text:p>7.25657</text:p>
          </table:table-cell>
          <table:table-cell office:value-type="float" office:value="-1.55994" calcext:value-type="float">
            <text:p>-1.5599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5.4" calcext:value-type="float">
            <text:p>1525.4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386" calcext:value-type="float">
            <text:p>0.0452386</text:p>
          </table:table-cell>
          <table:table-cell office:value-type="float" office:value="137.742" calcext:value-type="float">
            <text:p>137.742</text:p>
          </table:table-cell>
          <table:table-cell office:value-type="float" office:value="0.0976604" calcext:value-type="float">
            <text:p>0.0976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386" calcext:value-type="float">
            <text:p>0.0452386</text:p>
          </table:table-cell>
          <table:table-cell office:value-type="float" office:value="107.878" calcext:value-type="float">
            <text:p>107.878</text:p>
          </table:table-cell>
          <table:table-cell office:value-type="float" office:value="7.21145" calcext:value-type="float">
            <text:p>7.21145</text:p>
          </table:table-cell>
          <table:table-cell office:value-type="float" office:value="-3.19403" calcext:value-type="float">
            <text:p>-3.1940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7.8" calcext:value-type="float">
            <text:p>1647.8</text:p>
          </table:table-cell>
          <table:table-cell office:value-type="float" office:value="0" calcext:value-type="float">
            <text:p>0</text:p>
          </table:table-cell>
          <table:table-cell office:value-type="float" office:value="13895.2" calcext:value-type="float">
            <text:p>13895.2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902" calcext:value-type="float">
            <text:p>0.0379902</text:p>
          </table:table-cell>
          <table:table-cell office:value-type="float" office:value="99.5349" calcext:value-type="float">
            <text:p>99.5349</text:p>
          </table:table-cell>
          <table:table-cell office:value-type="float" office:value="0.0976602" calcext:value-type="float">
            <text:p>0.097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902" calcext:value-type="float">
            <text:p>0.0379902</text:p>
          </table:table-cell>
          <table:table-cell office:value-type="float" office:value="115.15" calcext:value-type="float">
            <text:p>115.15</text:p>
          </table:table-cell>
          <table:table-cell office:value-type="float" office:value="7.22013" calcext:value-type="float">
            <text:p>7.22013</text:p>
          </table:table-cell>
          <table:table-cell office:value-type="float" office:value="0.340213" calcext:value-type="float">
            <text:p>0.3402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901.8" calcext:value-type="float">
            <text:p>-1901.8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812" calcext:value-type="float">
            <text:p>0.0396812</text:p>
          </table:table-cell>
          <table:table-cell office:value-type="float" office:value="129.68" calcext:value-type="float">
            <text:p>129.68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812" calcext:value-type="float">
            <text:p>0.0396812</text:p>
          </table:table-cell>
          <table:table-cell office:value-type="float" office:value="94.7616" calcext:value-type="float">
            <text:p>94.7616</text:p>
          </table:table-cell>
          <table:table-cell office:value-type="float" office:value="7.24226" calcext:value-type="float">
            <text:p>7.24226</text:p>
          </table:table-cell>
          <table:table-cell office:value-type="float" office:value="-6.18528" calcext:value-type="float">
            <text:p>-6.185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779.4" calcext:value-type="float">
            <text:p>-1779.4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755" calcext:value-type="float">
            <text:p>0.0394755</text:p>
          </table:table-cell>
          <table:table-cell office:value-type="float" office:value="142.996" calcext:value-type="float">
            <text:p>142.996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755" calcext:value-type="float">
            <text:p>0.0394755</text:p>
          </table:table-cell>
          <table:table-cell office:value-type="float" office:value="107.607" calcext:value-type="float">
            <text:p>107.607</text:p>
          </table:table-cell>
          <table:table-cell office:value-type="float" office:value="7.34686" calcext:value-type="float">
            <text:p>7.34686</text:p>
          </table:table-cell>
          <table:table-cell office:value-type="float" office:value="-2.57579" calcext:value-type="float">
            <text:p>-2.5757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657" calcext:value-type="float">
            <text:p>-1657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925" calcext:value-type="float">
            <text:p>0.0370925</text:p>
          </table:table-cell>
          <table:table-cell office:value-type="float" office:value="136.831" calcext:value-type="float">
            <text:p>136.831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925" calcext:value-type="float">
            <text:p>0.0370925</text:p>
          </table:table-cell>
          <table:table-cell office:value-type="float" office:value="95.5049" calcext:value-type="float">
            <text:p>95.5049</text:p>
          </table:table-cell>
          <table:table-cell office:value-type="float" office:value="7.25201" calcext:value-type="float">
            <text:p>7.25201</text:p>
          </table:table-cell>
          <table:table-cell office:value-type="float" office:value="0.356371" calcext:value-type="float">
            <text:p>0.3563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4" calcext:value-type="float">
            <text:p>2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534.6" calcext:value-type="float">
            <text:p>-1534.6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837" calcext:value-type="float">
            <text:p>0.0386837</text:p>
          </table:table-cell>
          <table:table-cell office:value-type="float" office:value="124.15" calcext:value-type="float">
            <text:p>124.15</text:p>
          </table:table-cell>
          <table:table-cell office:value-type="float" office:value="0.0976593" calcext:value-type="float">
            <text:p>0.097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837" calcext:value-type="float">
            <text:p>0.0386837</text:p>
          </table:table-cell>
          <table:table-cell office:value-type="float" office:value="88.07" calcext:value-type="float">
            <text:p>88.07</text:p>
          </table:table-cell>
          <table:table-cell office:value-type="float" office:value="7.32059" calcext:value-type="float">
            <text:p>7.32059</text:p>
          </table:table-cell>
          <table:table-cell office:value-type="float" office:value="-3.83231" calcext:value-type="float">
            <text:p>-3.8323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412.2" calcext:value-type="float">
            <text:p>-1412.2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655" calcext:value-type="float">
            <text:p>0.0398655</text:p>
          </table:table-cell>
          <table:table-cell office:value-type="float" office:value="133.713" calcext:value-type="float">
            <text:p>133.713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655" calcext:value-type="float">
            <text:p>0.0398655</text:p>
          </table:table-cell>
          <table:table-cell office:value-type="float" office:value="118.957" calcext:value-type="float">
            <text:p>118.957</text:p>
          </table:table-cell>
          <table:table-cell office:value-type="float" office:value="7.34654" calcext:value-type="float">
            <text:p>7.34654</text:p>
          </table:table-cell>
          <table:table-cell office:value-type="float" office:value="1.87197" calcext:value-type="float">
            <text:p>1.8719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289.8" calcext:value-type="float">
            <text:p>-1289.8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3" calcext:value-type="float">
            <text:p>0.097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876" calcext:value-type="float">
            <text:p>0.0396876</text:p>
          </table:table-cell>
          <table:table-cell office:value-type="float" office:value="112.19" calcext:value-type="float">
            <text:p>112.19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876" calcext:value-type="float">
            <text:p>0.0396876</text:p>
          </table:table-cell>
          <table:table-cell office:value-type="float" office:value="121.185" calcext:value-type="float">
            <text:p>121.185</text:p>
          </table:table-cell>
          <table:table-cell office:value-type="float" office:value="7.27054" calcext:value-type="float">
            <text:p>7.27054</text:p>
          </table:table-cell>
          <table:table-cell office:value-type="float" office:value="-5.39495" calcext:value-type="float">
            <text:p>-5.3949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67.4" calcext:value-type="float">
            <text:p>-1167.4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1678" calcext:value-type="float">
            <text:p>0.0361678</text:p>
          </table:table-cell>
          <table:table-cell office:value-type="float" office:value="119.756" calcext:value-type="float">
            <text:p>119.756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1678" calcext:value-type="float">
            <text:p>0.0361678</text:p>
          </table:table-cell>
          <table:table-cell office:value-type="float" office:value="123.373" calcext:value-type="float">
            <text:p>123.373</text:p>
          </table:table-cell>
          <table:table-cell office:value-type="float" office:value="7.35712" calcext:value-type="float">
            <text:p>7.35712</text:p>
          </table:table-cell>
          <table:table-cell office:value-type="float" office:value="-2.11552" calcext:value-type="float">
            <text:p>-2.1155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045" calcext:value-type="float">
            <text:p>-1045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665" calcext:value-type="float">
            <text:p>0.0365665</text:p>
          </table:table-cell>
          <table:table-cell office:value-type="float" office:value="101.86" calcext:value-type="float">
            <text:p>101.86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665" calcext:value-type="float">
            <text:p>0.0365665</text:p>
          </table:table-cell>
          <table:table-cell office:value-type="float" office:value="122.053" calcext:value-type="float">
            <text:p>122.053</text:p>
          </table:table-cell>
          <table:table-cell office:value-type="float" office:value="7.2393" calcext:value-type="float">
            <text:p>7.2393</text:p>
          </table:table-cell>
          <table:table-cell office:value-type="float" office:value="7.94444" calcext:value-type="float">
            <text:p>7.9444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922.6" calcext:value-type="float">
            <text:p>-922.6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949" calcext:value-type="float">
            <text:p>0.0389949</text:p>
          </table:table-cell>
          <table:table-cell office:value-type="float" office:value="121.315" calcext:value-type="float">
            <text:p>121.315</text:p>
          </table:table-cell>
          <table:table-cell office:value-type="float" office:value="0.0976602" calcext:value-type="float">
            <text:p>0.097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949" calcext:value-type="float">
            <text:p>0.0389949</text:p>
          </table:table-cell>
          <table:table-cell office:value-type="float" office:value="119.432" calcext:value-type="float">
            <text:p>119.432</text:p>
          </table:table-cell>
          <table:table-cell office:value-type="float" office:value="7.23972" calcext:value-type="float">
            <text:p>7.23972</text:p>
          </table:table-cell>
          <table:table-cell office:value-type="float" office:value="4.47544" calcext:value-type="float">
            <text:p>4.4754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00.2" calcext:value-type="float">
            <text:p>-800.2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58" calcext:value-type="float">
            <text:p>0.041958</text:p>
          </table:table-cell>
          <table:table-cell office:value-type="float" office:value="131.46" calcext:value-type="float">
            <text:p>131.46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58" calcext:value-type="float">
            <text:p>0.041958</text:p>
          </table:table-cell>
          <table:table-cell office:value-type="float" office:value="114.686" calcext:value-type="float">
            <text:p>114.686</text:p>
          </table:table-cell>
          <table:table-cell office:value-type="float" office:value="7.18724" calcext:value-type="float">
            <text:p>7.18724</text:p>
          </table:table-cell>
          <table:table-cell office:value-type="float" office:value="0.0789034" calcext:value-type="float">
            <text:p>0.0789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77.8" calcext:value-type="float">
            <text:p>-677.8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056" calcext:value-type="float">
            <text:p>0.0404056</text:p>
          </table:table-cell>
          <table:table-cell office:value-type="float" office:value="145.509" calcext:value-type="float">
            <text:p>145.509</text:p>
          </table:table-cell>
          <table:table-cell office:value-type="float" office:value="0.0976602" calcext:value-type="float">
            <text:p>0.097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056" calcext:value-type="float">
            <text:p>0.0404056</text:p>
          </table:table-cell>
          <table:table-cell office:value-type="float" office:value="124.283" calcext:value-type="float">
            <text:p>124.283</text:p>
          </table:table-cell>
          <table:table-cell office:value-type="float" office:value="7.13713" calcext:value-type="float">
            <text:p>7.13713</text:p>
          </table:table-cell>
          <table:table-cell office:value-type="float" office:value="-14.6296" calcext:value-type="float">
            <text:p>-14.62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55.4" calcext:value-type="float">
            <text:p>-555.4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335" calcext:value-type="float">
            <text:p>0.0448335</text:p>
          </table:table-cell>
          <table:table-cell office:value-type="float" office:value="120.047" calcext:value-type="float">
            <text:p>120.047</text:p>
          </table:table-cell>
          <table:table-cell office:value-type="float" office:value="0.0976604" calcext:value-type="float">
            <text:p>0.0976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335" calcext:value-type="float">
            <text:p>0.0448335</text:p>
          </table:table-cell>
          <table:table-cell office:value-type="float" office:value="132.766" calcext:value-type="float">
            <text:p>132.766</text:p>
          </table:table-cell>
          <table:table-cell office:value-type="float" office:value="7.17732" calcext:value-type="float">
            <text:p>7.17732</text:p>
          </table:table-cell>
          <table:table-cell office:value-type="float" office:value="-7.81009" calcext:value-type="float">
            <text:p>-7.8100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33" calcext:value-type="float">
            <text:p>-433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602" calcext:value-type="float">
            <text:p>0.097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19" calcext:value-type="float">
            <text:p>0.041719</text:p>
          </table:table-cell>
          <table:table-cell office:value-type="float" office:value="132.132" calcext:value-type="float">
            <text:p>132.132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19" calcext:value-type="float">
            <text:p>0.041719</text:p>
          </table:table-cell>
          <table:table-cell office:value-type="float" office:value="140.343" calcext:value-type="float">
            <text:p>140.343</text:p>
          </table:table-cell>
          <table:table-cell office:value-type="float" office:value="7.28733" calcext:value-type="float">
            <text:p>7.28733</text:p>
          </table:table-cell>
          <table:table-cell office:value-type="float" office:value="0.0426377" calcext:value-type="float">
            <text:p>0.042637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10.6" calcext:value-type="float">
            <text:p>-310.6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3746" calcext:value-type="float">
            <text:p>0.0393746</text:p>
          </table:table-cell>
          <table:table-cell office:value-type="float" office:value="126.162" calcext:value-type="float">
            <text:p>126.162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3746" calcext:value-type="float">
            <text:p>0.0393746</text:p>
          </table:table-cell>
          <table:table-cell office:value-type="float" office:value="121.071" calcext:value-type="float">
            <text:p>121.071</text:p>
          </table:table-cell>
          <table:table-cell office:value-type="float" office:value="7.19396" calcext:value-type="float">
            <text:p>7.19396</text:p>
          </table:table-cell>
          <table:table-cell office:value-type="float" office:value="2.71669" calcext:value-type="float">
            <text:p>2.716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88.2" calcext:value-type="float">
            <text:p>-188.2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406" calcext:value-type="float">
            <text:p>0.0418406</text:p>
          </table:table-cell>
          <table:table-cell office:value-type="float" office:value="136.461" calcext:value-type="float">
            <text:p>136.461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406" calcext:value-type="float">
            <text:p>0.0418406</text:p>
          </table:table-cell>
          <table:table-cell office:value-type="float" office:value="110.567" calcext:value-type="float">
            <text:p>110.567</text:p>
          </table:table-cell>
          <table:table-cell office:value-type="float" office:value="7.23102" calcext:value-type="float">
            <text:p>7.23102</text:p>
          </table:table-cell>
          <table:table-cell office:value-type="float" office:value="-1.56112" calcext:value-type="float">
            <text:p>-1.561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65.8" calcext:value-type="float">
            <text:p>-65.8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171" calcext:value-type="float">
            <text:p>0.0411171</text:p>
          </table:table-cell>
          <table:table-cell office:value-type="float" office:value="133.192" calcext:value-type="float">
            <text:p>133.192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171" calcext:value-type="float">
            <text:p>0.0411171</text:p>
          </table:table-cell>
          <table:table-cell office:value-type="float" office:value="116.212" calcext:value-type="float">
            <text:p>116.212</text:p>
          </table:table-cell>
          <table:table-cell office:value-type="float" office:value="7.22445" calcext:value-type="float">
            <text:p>7.22445</text:p>
          </table:table-cell>
          <table:table-cell office:value-type="float" office:value="-0.240355" calcext:value-type="float">
            <text:p>-0.2403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515" calcext:value-type="float">
            <text:p>0.0391515</text:p>
          </table:table-cell>
          <table:table-cell office:value-type="float" office:value="104.249" calcext:value-type="float">
            <text:p>104.249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515" calcext:value-type="float">
            <text:p>0.0391515</text:p>
          </table:table-cell>
          <table:table-cell office:value-type="float" office:value="133.809" calcext:value-type="float">
            <text:p>133.809</text:p>
          </table:table-cell>
          <table:table-cell office:value-type="float" office:value="7.31651" calcext:value-type="float">
            <text:p>7.31651</text:p>
          </table:table-cell>
          <table:table-cell office:value-type="float" office:value="0.29897" calcext:value-type="float">
            <text:p>0.2989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369" calcext:value-type="float">
            <text:p>0.0400369</text:p>
          </table:table-cell>
          <table:table-cell office:value-type="float" office:value="121.328" calcext:value-type="float">
            <text:p>121.328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369" calcext:value-type="float">
            <text:p>0.0400369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7.26885" calcext:value-type="float">
            <text:p>7.26885</text:p>
          </table:table-cell>
          <table:table-cell office:value-type="float" office:value="-0.791254" calcext:value-type="float">
            <text:p>-0.7912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1.4" calcext:value-type="float">
            <text:p>301.4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3848" calcext:value-type="float">
            <text:p>0.0403848</text:p>
          </table:table-cell>
          <table:table-cell office:value-type="float" office:value="110.803" calcext:value-type="float">
            <text:p>110.803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3848" calcext:value-type="float">
            <text:p>0.0403848</text:p>
          </table:table-cell>
          <table:table-cell office:value-type="float" office:value="109.778" calcext:value-type="float">
            <text:p>109.778</text:p>
          </table:table-cell>
          <table:table-cell office:value-type="float" office:value="7.25115" calcext:value-type="float">
            <text:p>7.25115</text:p>
          </table:table-cell>
          <table:table-cell office:value-type="float" office:value="3.95118" calcext:value-type="float">
            <text:p>3.951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3.8" calcext:value-type="float">
            <text:p>423.8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331" calcext:value-type="float">
            <text:p>0.0422331</text:p>
          </table:table-cell>
          <table:table-cell office:value-type="float" office:value="146.268" calcext:value-type="float">
            <text:p>146.268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331" calcext:value-type="float">
            <text:p>0.0422331</text:p>
          </table:table-cell>
          <table:table-cell office:value-type="float" office:value="118.657" calcext:value-type="float">
            <text:p>118.657</text:p>
          </table:table-cell>
          <table:table-cell office:value-type="float" office:value="7.29012" calcext:value-type="float">
            <text:p>7.29012</text:p>
          </table:table-cell>
          <table:table-cell office:value-type="float" office:value="5.29223" calcext:value-type="float">
            <text:p>5.292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6.2" calcext:value-type="float">
            <text:p>546.2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984" calcext:value-type="float">
            <text:p>0.0416984</text:p>
          </table:table-cell>
          <table:table-cell office:value-type="float" office:value="135.613" calcext:value-type="float">
            <text:p>135.613</text:p>
          </table:table-cell>
          <table:table-cell office:value-type="float" office:value="0.0976606" calcext:value-type="float">
            <text:p>0.097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984" calcext:value-type="float">
            <text:p>0.0416984</text:p>
          </table:table-cell>
          <table:table-cell office:value-type="float" office:value="116.723" calcext:value-type="float">
            <text:p>116.723</text:p>
          </table:table-cell>
          <table:table-cell office:value-type="float" office:value="7.28269" calcext:value-type="float">
            <text:p>7.28269</text:p>
          </table:table-cell>
          <table:table-cell office:value-type="float" office:value="1.64135" calcext:value-type="float">
            <text:p>1.6413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8.6" calcext:value-type="float">
            <text:p>668.6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12" calcext:value-type="float">
            <text:p>0.043112</text:p>
          </table:table-cell>
          <table:table-cell office:value-type="float" office:value="138.37" calcext:value-type="float">
            <text:p>138.37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12" calcext:value-type="float">
            <text:p>0.043112</text:p>
          </table:table-cell>
          <table:table-cell office:value-type="float" office:value="119.74" calcext:value-type="float">
            <text:p>119.74</text:p>
          </table:table-cell>
          <table:table-cell office:value-type="float" office:value="7.28492" calcext:value-type="float">
            <text:p>7.28492</text:p>
          </table:table-cell>
          <table:table-cell office:value-type="float" office:value="4.15604" calcext:value-type="float">
            <text:p>4.1560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623" calcext:value-type="float">
            <text:p>0.0420623</text:p>
          </table:table-cell>
          <table:table-cell office:value-type="float" office:value="133.088" calcext:value-type="float">
            <text:p>133.088</text:p>
          </table:table-cell>
          <table:table-cell office:value-type="float" office:value="0.0976606" calcext:value-type="float">
            <text:p>0.097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623" calcext:value-type="float">
            <text:p>0.0420623</text:p>
          </table:table-cell>
          <table:table-cell office:value-type="float" office:value="125.197" calcext:value-type="float">
            <text:p>125.197</text:p>
          </table:table-cell>
          <table:table-cell office:value-type="float" office:value="7.26129" calcext:value-type="float">
            <text:p>7.26129</text:p>
          </table:table-cell>
          <table:table-cell office:value-type="float" office:value="2.6588" calcext:value-type="float">
            <text:p>2.658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13.4" calcext:value-type="float">
            <text:p>913.4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804" calcext:value-type="float">
            <text:p>0.0409804</text:p>
          </table:table-cell>
          <table:table-cell office:value-type="float" office:value="133.037" calcext:value-type="float">
            <text:p>133.037</text:p>
          </table:table-cell>
          <table:table-cell office:value-type="float" office:value="0.0976604" calcext:value-type="float">
            <text:p>0.0976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9804" calcext:value-type="float">
            <text:p>0.0409804</text:p>
          </table:table-cell>
          <table:table-cell office:value-type="float" office:value="111.141" calcext:value-type="float">
            <text:p>111.141</text:p>
          </table:table-cell>
          <table:table-cell office:value-type="float" office:value="7.35019" calcext:value-type="float">
            <text:p>7.35019</text:p>
          </table:table-cell>
          <table:table-cell office:value-type="float" office:value="0.392939" calcext:value-type="float">
            <text:p>0.3929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35.8" calcext:value-type="float">
            <text:p>1035.8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292" calcext:value-type="float">
            <text:p>0.0412292</text:p>
          </table:table-cell>
          <table:table-cell office:value-type="float" office:value="117.403" calcext:value-type="float">
            <text:p>117.403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292" calcext:value-type="float">
            <text:p>0.0412292</text:p>
          </table:table-cell>
          <table:table-cell office:value-type="float" office:value="117.464" calcext:value-type="float">
            <text:p>117.464</text:p>
          </table:table-cell>
          <table:table-cell office:value-type="float" office:value="7.26683" calcext:value-type="float">
            <text:p>7.26683</text:p>
          </table:table-cell>
          <table:table-cell office:value-type="float" office:value="-6.0172" calcext:value-type="float">
            <text:p>-6.01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58.2" calcext:value-type="float">
            <text:p>1158.2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461" calcext:value-type="float">
            <text:p>0.0401461</text:p>
          </table:table-cell>
          <table:table-cell office:value-type="float" office:value="126.616" calcext:value-type="float">
            <text:p>126.616</text:p>
          </table:table-cell>
          <table:table-cell office:value-type="float" office:value="0.0976609" calcext:value-type="float">
            <text:p>0.0976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461" calcext:value-type="float">
            <text:p>0.0401461</text:p>
          </table:table-cell>
          <table:table-cell office:value-type="float" office:value="130.654" calcext:value-type="float">
            <text:p>130.654</text:p>
          </table:table-cell>
          <table:table-cell office:value-type="float" office:value="7.26956" calcext:value-type="float">
            <text:p>7.26956</text:p>
          </table:table-cell>
          <table:table-cell office:value-type="float" office:value="-4.23308" calcext:value-type="float">
            <text:p>-4.2330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80.6" calcext:value-type="float">
            <text:p>1280.6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0975" calcext:value-type="float">
            <text:p>0.0460975</text:p>
          </table:table-cell>
          <table:table-cell office:value-type="float" office:value="116.71" calcext:value-type="float">
            <text:p>116.71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0975" calcext:value-type="float">
            <text:p>0.0460975</text:p>
          </table:table-cell>
          <table:table-cell office:value-type="float" office:value="114.523" calcext:value-type="float">
            <text:p>114.523</text:p>
          </table:table-cell>
          <table:table-cell office:value-type="float" office:value="7.34028" calcext:value-type="float">
            <text:p>7.34028</text:p>
          </table:table-cell>
          <table:table-cell office:value-type="float" office:value="-11.0968" calcext:value-type="float">
            <text:p>-11.096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513" calcext:value-type="float">
            <text:p>0.0479513</text:p>
          </table:table-cell>
          <table:table-cell office:value-type="float" office:value="122.094" calcext:value-type="float">
            <text:p>122.094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513" calcext:value-type="float">
            <text:p>0.0479513</text:p>
          </table:table-cell>
          <table:table-cell office:value-type="float" office:value="123.379" calcext:value-type="float">
            <text:p>123.379</text:p>
          </table:table-cell>
          <table:table-cell office:value-type="float" office:value="7.30537" calcext:value-type="float">
            <text:p>7.30537</text:p>
          </table:table-cell>
          <table:table-cell office:value-type="float" office:value="-4.49529" calcext:value-type="float">
            <text:p>-4.4952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25.4" calcext:value-type="float">
            <text:p>1525.4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941" calcext:value-type="float">
            <text:p>0.0401941</text:p>
          </table:table-cell>
          <table:table-cell office:value-type="float" office:value="114.272" calcext:value-type="float">
            <text:p>114.272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941" calcext:value-type="float">
            <text:p>0.0401941</text:p>
          </table:table-cell>
          <table:table-cell office:value-type="float" office:value="104.974" calcext:value-type="float">
            <text:p>104.974</text:p>
          </table:table-cell>
          <table:table-cell office:value-type="float" office:value="7.30889" calcext:value-type="float">
            <text:p>7.30889</text:p>
          </table:table-cell>
          <table:table-cell office:value-type="float" office:value="-1.64906" calcext:value-type="float">
            <text:p>-1.649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47.8" calcext:value-type="float">
            <text:p>1647.8</text:p>
          </table:table-cell>
          <table:table-cell office:value-type="float" office:value="0" calcext:value-type="float">
            <text:p>0</text:p>
          </table:table-cell>
          <table:table-cell office:value-type="float" office:value="14025.2" calcext:value-type="float">
            <text:p>14025.2</text:p>
          </table:table-cell>
          <table:table-cell office:value-type="float" office:value="0.0976603" calcext:value-type="float">
            <text:p>0.0976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875" calcext:value-type="float">
            <text:p>0.0454875</text:p>
          </table:table-cell>
          <table:table-cell office:value-type="float" office:value="133.735" calcext:value-type="float">
            <text:p>133.735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875" calcext:value-type="float">
            <text:p>0.0454875</text:p>
          </table:table-cell>
          <table:table-cell office:value-type="float" office:value="146.294" calcext:value-type="float">
            <text:p>146.294</text:p>
          </table:table-cell>
          <table:table-cell office:value-type="float" office:value="7.23358" calcext:value-type="float">
            <text:p>7.23358</text:p>
          </table:table-cell>
          <table:table-cell office:value-type="float" office:value="14.1066" calcext:value-type="float">
            <text:p>14.106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901.8" calcext:value-type="float">
            <text:p>-1901.8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3" calcext:value-type="float">
            <text:p>0.097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829" calcext:value-type="float">
            <text:p>0.0438829</text:p>
          </table:table-cell>
          <table:table-cell office:value-type="float" office:value="109.305" calcext:value-type="float">
            <text:p>109.305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829" calcext:value-type="float">
            <text:p>0.0438829</text:p>
          </table:table-cell>
          <table:table-cell office:value-type="float" office:value="119.745" calcext:value-type="float">
            <text:p>119.745</text:p>
          </table:table-cell>
          <table:table-cell office:value-type="float" office:value="7.32743" calcext:value-type="float">
            <text:p>7.32743</text:p>
          </table:table-cell>
          <table:table-cell office:value-type="float" office:value="10.4407" calcext:value-type="float">
            <text:p>10.440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2" calcext:value-type="float">
            <text:p>30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779.4" calcext:value-type="float">
            <text:p>-1779.4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22" calcext:value-type="float">
            <text:p>0.097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846" calcext:value-type="float">
            <text:p>0.0400846</text:p>
          </table:table-cell>
          <table:table-cell office:value-type="float" office:value="137.336" calcext:value-type="float">
            <text:p>137.336</text:p>
          </table:table-cell>
          <table:table-cell office:value-type="float" office:value="0.0976613" calcext:value-type="float">
            <text:p>0.097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846" calcext:value-type="float">
            <text:p>0.0400846</text:p>
          </table:table-cell>
          <table:table-cell office:value-type="float" office:value="117.803" calcext:value-type="float">
            <text:p>117.803</text:p>
          </table:table-cell>
          <table:table-cell office:value-type="float" office:value="7.49272" calcext:value-type="float">
            <text:p>7.49272</text:p>
          </table:table-cell>
          <table:table-cell office:value-type="float" office:value="-2.17392" calcext:value-type="float">
            <text:p>-2.1739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657" calcext:value-type="float">
            <text:p>-1657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" calcext:value-type="float">
            <text:p>0.09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235" calcext:value-type="float">
            <text:p>0.0402235</text:p>
          </table:table-cell>
          <table:table-cell office:value-type="float" office:value="136.695" calcext:value-type="float">
            <text:p>136.695</text:p>
          </table:table-cell>
          <table:table-cell office:value-type="float" office:value="0.0976617" calcext:value-type="float">
            <text:p>0.09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235" calcext:value-type="float">
            <text:p>0.0402235</text:p>
          </table:table-cell>
          <table:table-cell office:value-type="float" office:value="128.053" calcext:value-type="float">
            <text:p>128.053</text:p>
          </table:table-cell>
          <table:table-cell office:value-type="float" office:value="7.43165" calcext:value-type="float">
            <text:p>7.43165</text:p>
          </table:table-cell>
          <table:table-cell office:value-type="float" office:value="-0.720949" calcext:value-type="float">
            <text:p>-0.72094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534.6" calcext:value-type="float">
            <text:p>-1534.6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065" calcext:value-type="float">
            <text:p>0.0408065</text:p>
          </table:table-cell>
          <table:table-cell office:value-type="float" office:value="113.793" calcext:value-type="float">
            <text:p>113.793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065" calcext:value-type="float">
            <text:p>0.0408065</text:p>
          </table:table-cell>
          <table:table-cell office:value-type="float" office:value="102.356" calcext:value-type="float">
            <text:p>102.356</text:p>
          </table:table-cell>
          <table:table-cell office:value-type="float" office:value="7.35307" calcext:value-type="float">
            <text:p>7.35307</text:p>
          </table:table-cell>
          <table:table-cell office:value-type="float" office:value="5.31085" calcext:value-type="float">
            <text:p>5.3108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412.2" calcext:value-type="float">
            <text:p>-1412.2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9" calcext:value-type="float">
            <text:p>0.0976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881" calcext:value-type="float">
            <text:p>0.0439881</text:p>
          </table:table-cell>
          <table:table-cell office:value-type="float" office:value="162.25" calcext:value-type="float">
            <text:p>162.25</text:p>
          </table:table-cell>
          <table:table-cell office:value-type="float" office:value="0.0976617" calcext:value-type="float">
            <text:p>0.09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881" calcext:value-type="float">
            <text:p>0.0439881</text:p>
          </table:table-cell>
          <table:table-cell office:value-type="float" office:value="158.695" calcext:value-type="float">
            <text:p>158.695</text:p>
          </table:table-cell>
          <table:table-cell office:value-type="float" office:value="7.49963" calcext:value-type="float">
            <text:p>7.49963</text:p>
          </table:table-cell>
          <table:table-cell office:value-type="float" office:value="12.1095" calcext:value-type="float">
            <text:p>12.10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289.8" calcext:value-type="float">
            <text:p>-1289.8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9" calcext:value-type="float">
            <text:p>0.0976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062" calcext:value-type="float">
            <text:p>0.0430062</text:p>
          </table:table-cell>
          <table:table-cell office:value-type="float" office:value="135.536" calcext:value-type="float">
            <text:p>135.536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062" calcext:value-type="float">
            <text:p>0.0430062</text:p>
          </table:table-cell>
          <table:table-cell office:value-type="float" office:value="129.248" calcext:value-type="float">
            <text:p>129.248</text:p>
          </table:table-cell>
          <table:table-cell office:value-type="float" office:value="7.51434" calcext:value-type="float">
            <text:p>7.51434</text:p>
          </table:table-cell>
          <table:table-cell office:value-type="float" office:value="-1.82856" calcext:value-type="float">
            <text:p>-1.8285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167.4" calcext:value-type="float">
            <text:p>-1167.4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8" calcext:value-type="float">
            <text:p>0.097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706" calcext:value-type="float">
            <text:p>0.0425706</text:p>
          </table:table-cell>
          <table:table-cell office:value-type="float" office:value="164.432" calcext:value-type="float">
            <text:p>164.432</text:p>
          </table:table-cell>
          <table:table-cell office:value-type="float" office:value="0.0976617" calcext:value-type="float">
            <text:p>0.09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706" calcext:value-type="float">
            <text:p>0.0425706</text:p>
          </table:table-cell>
          <table:table-cell office:value-type="float" office:value="137.814" calcext:value-type="float">
            <text:p>137.814</text:p>
          </table:table-cell>
          <table:table-cell office:value-type="float" office:value="7.41355" calcext:value-type="float">
            <text:p>7.41355</text:p>
          </table:table-cell>
          <table:table-cell office:value-type="float" office:value="1.16982" calcext:value-type="float">
            <text:p>1.1698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45" calcext:value-type="float">
            <text:p>-1045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2" calcext:value-type="float">
            <text:p>0.097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366" calcext:value-type="float">
            <text:p>0.041366</text:p>
          </table:table-cell>
          <table:table-cell office:value-type="float" office:value="137.173" calcext:value-type="float">
            <text:p>137.173</text:p>
          </table:table-cell>
          <table:table-cell office:value-type="float" office:value="0.0976613" calcext:value-type="float">
            <text:p>0.097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366" calcext:value-type="float">
            <text:p>0.041366</text:p>
          </table:table-cell>
          <table:table-cell office:value-type="float" office:value="106.227" calcext:value-type="float">
            <text:p>106.227</text:p>
          </table:table-cell>
          <table:table-cell office:value-type="float" office:value="7.38299" calcext:value-type="float">
            <text:p>7.38299</text:p>
          </table:table-cell>
          <table:table-cell office:value-type="float" office:value="3.7111" calcext:value-type="float">
            <text:p>3.71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9" calcext:value-type="float">
            <text:p>30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922.6" calcext:value-type="float">
            <text:p>-922.6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3" calcext:value-type="float">
            <text:p>0.097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062" calcext:value-type="float">
            <text:p>0.0434062</text:p>
          </table:table-cell>
          <table:table-cell office:value-type="float" office:value="119.712" calcext:value-type="float">
            <text:p>119.712</text:p>
          </table:table-cell>
          <table:table-cell office:value-type="float" office:value="0.097661" calcext:value-type="float">
            <text:p>0.09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062" calcext:value-type="float">
            <text:p>0.0434062</text:p>
          </table:table-cell>
          <table:table-cell office:value-type="float" office:value="118.164" calcext:value-type="float">
            <text:p>118.164</text:p>
          </table:table-cell>
          <table:table-cell office:value-type="float" office:value="7.46834" calcext:value-type="float">
            <text:p>7.46834</text:p>
          </table:table-cell>
          <table:table-cell office:value-type="float" office:value="2.82715" calcext:value-type="float">
            <text:p>2.8271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800.2" calcext:value-type="float">
            <text:p>-800.2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186" calcext:value-type="float">
            <text:p>0.0399186</text:p>
          </table:table-cell>
          <table:table-cell office:value-type="float" office:value="116.072" calcext:value-type="float">
            <text:p>116.072</text:p>
          </table:table-cell>
          <table:table-cell office:value-type="float" office:value="0.097661" calcext:value-type="float">
            <text:p>0.09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186" calcext:value-type="float">
            <text:p>0.0399186</text:p>
          </table:table-cell>
          <table:table-cell office:value-type="float" office:value="118.349" calcext:value-type="float">
            <text:p>118.349</text:p>
          </table:table-cell>
          <table:table-cell office:value-type="float" office:value="7.37974" calcext:value-type="float">
            <text:p>7.37974</text:p>
          </table:table-cell>
          <table:table-cell office:value-type="float" office:value="5.55396" calcext:value-type="float">
            <text:p>5.5539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77.8" calcext:value-type="float">
            <text:p>-677.8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9" calcext:value-type="float">
            <text:p>0.0976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271" calcext:value-type="float">
            <text:p>0.0415271</text:p>
          </table:table-cell>
          <table:table-cell office:value-type="float" office:value="140.842" calcext:value-type="float">
            <text:p>140.842</text:p>
          </table:table-cell>
          <table:table-cell office:value-type="float" office:value="0.0976564" calcext:value-type="float">
            <text:p>0.0976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271" calcext:value-type="float">
            <text:p>0.0415271</text:p>
          </table:table-cell>
          <table:table-cell office:value-type="float" office:value="128.597" calcext:value-type="float">
            <text:p>128.597</text:p>
          </table:table-cell>
          <table:table-cell office:value-type="float" office:value="7.41753" calcext:value-type="float">
            <text:p>7.41753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55.4" calcext:value-type="float">
            <text:p>-555.4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2" calcext:value-type="float">
            <text:p>0.0976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406" calcext:value-type="float">
            <text:p>0.0398406</text:p>
          </table:table-cell>
          <table:table-cell office:value-type="float" office:value="140.743" calcext:value-type="float">
            <text:p>140.743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8406" calcext:value-type="float">
            <text:p>0.0398406</text:p>
          </table:table-cell>
          <table:table-cell office:value-type="float" office:value="132.465" calcext:value-type="float">
            <text:p>132.465</text:p>
          </table:table-cell>
          <table:table-cell office:value-type="float" office:value="7.41427" calcext:value-type="float">
            <text:p>7.41427</text:p>
          </table:table-cell>
          <table:table-cell office:value-type="float" office:value="2.0102" calcext:value-type="float">
            <text:p>2.010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433" calcext:value-type="float">
            <text:p>-433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73" calcext:value-type="float">
            <text:p>0.038773</text:p>
          </table:table-cell>
          <table:table-cell office:value-type="float" office:value="142.008" calcext:value-type="float">
            <text:p>142.008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73" calcext:value-type="float">
            <text:p>0.038773</text:p>
          </table:table-cell>
          <table:table-cell office:value-type="float" office:value="92.1227" calcext:value-type="float">
            <text:p>92.1227</text:p>
          </table:table-cell>
          <table:table-cell office:value-type="float" office:value="7.49757" calcext:value-type="float">
            <text:p>7.49757</text:p>
          </table:table-cell>
          <table:table-cell office:value-type="float" office:value="5.85893" calcext:value-type="float">
            <text:p>5.8589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10.6" calcext:value-type="float">
            <text:p>-310.6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22" calcext:value-type="float">
            <text:p>0.097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771" calcext:value-type="float">
            <text:p>0.0391771</text:p>
          </table:table-cell>
          <table:table-cell office:value-type="float" office:value="129.117" calcext:value-type="float">
            <text:p>129.117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771" calcext:value-type="float">
            <text:p>0.0391771</text:p>
          </table:table-cell>
          <table:table-cell office:value-type="float" office:value="111.011" calcext:value-type="float">
            <text:p>111.011</text:p>
          </table:table-cell>
          <table:table-cell office:value-type="float" office:value="7.39342" calcext:value-type="float">
            <text:p>7.39342</text:p>
          </table:table-cell>
          <table:table-cell office:value-type="float" office:value="6.78156" calcext:value-type="float">
            <text:p>6.7815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88.2" calcext:value-type="float">
            <text:p>-188.2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25" calcext:value-type="float">
            <text:p>0.0976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735" calcext:value-type="float">
            <text:p>0.0405735</text:p>
          </table:table-cell>
          <table:table-cell office:value-type="float" office:value="127.085" calcext:value-type="float">
            <text:p>127.085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735" calcext:value-type="float">
            <text:p>0.0405735</text:p>
          </table:table-cell>
          <table:table-cell office:value-type="float" office:value="130.677" calcext:value-type="float">
            <text:p>130.677</text:p>
          </table:table-cell>
          <table:table-cell office:value-type="float" office:value="7.39704" calcext:value-type="float">
            <text:p>7.39704</text:p>
          </table:table-cell>
          <table:table-cell office:value-type="float" office:value="2.65766" calcext:value-type="float">
            <text:p>2.6576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5.8" calcext:value-type="float">
            <text:p>-65.8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851" calcext:value-type="float">
            <text:p>0.0400851</text:p>
          </table:table-cell>
          <table:table-cell office:value-type="float" office:value="80.7204" calcext:value-type="float">
            <text:p>80.7204</text:p>
          </table:table-cell>
          <table:table-cell office:value-type="float" office:value="0.0976628" calcext:value-type="float">
            <text:p>0.0976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851" calcext:value-type="float">
            <text:p>0.0400851</text:p>
          </table:table-cell>
          <table:table-cell office:value-type="float" office:value="105.864" calcext:value-type="float">
            <text:p>105.864</text:p>
          </table:table-cell>
          <table:table-cell office:value-type="float" office:value="7.41289" calcext:value-type="float">
            <text:p>7.41289</text:p>
          </table:table-cell>
          <table:table-cell office:value-type="float" office:value="6.25867" calcext:value-type="float">
            <text:p>6.2586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2" calcext:value-type="float">
            <text:p>0.097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3836" calcext:value-type="float">
            <text:p>0.0373836</text:p>
          </table:table-cell>
          <table:table-cell office:value-type="float" office:value="86.1524" calcext:value-type="float">
            <text:p>86.1524</text:p>
          </table:table-cell>
          <table:table-cell office:value-type="float" office:value="0.0976618" calcext:value-type="float">
            <text:p>0.097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3836" calcext:value-type="float">
            <text:p>0.0373836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7.54129" calcext:value-type="float">
            <text:p>7.54129</text:p>
          </table:table-cell>
          <table:table-cell office:value-type="float" office:value="5.68916" calcext:value-type="float">
            <text:p>5.689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9" calcext:value-type="float">
            <text:p>0.0976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239" calcext:value-type="float">
            <text:p>0.0387239</text:p>
          </table:table-cell>
          <table:table-cell office:value-type="float" office:value="85.4164" calcext:value-type="float">
            <text:p>85.4164</text:p>
          </table:table-cell>
          <table:table-cell office:value-type="float" office:value="0.097662" calcext:value-type="float">
            <text:p>0.097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7239" calcext:value-type="float">
            <text:p>0.0387239</text:p>
          </table:table-cell>
          <table:table-cell office:value-type="float" office:value="114.829" calcext:value-type="float">
            <text:p>114.829</text:p>
          </table:table-cell>
          <table:table-cell office:value-type="float" office:value="7.51462" calcext:value-type="float">
            <text:p>7.51462</text:p>
          </table:table-cell>
          <table:table-cell office:value-type="float" office:value="7.75431" calcext:value-type="float">
            <text:p>7.754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1.4" calcext:value-type="float">
            <text:p>301.4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585" calcext:value-type="float">
            <text:p>0.0386585</text:p>
          </table:table-cell>
          <table:table-cell office:value-type="float" office:value="87.1523" calcext:value-type="float">
            <text:p>87.1523</text:p>
          </table:table-cell>
          <table:table-cell office:value-type="float" office:value="0.0976613" calcext:value-type="float">
            <text:p>0.097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585" calcext:value-type="float">
            <text:p>0.0386585</text:p>
          </table:table-cell>
          <table:table-cell office:value-type="float" office:value="130.805" calcext:value-type="float">
            <text:p>130.805</text:p>
          </table:table-cell>
          <table:table-cell office:value-type="float" office:value="7.54689" calcext:value-type="float">
            <text:p>7.54689</text:p>
          </table:table-cell>
          <table:table-cell office:value-type="float" office:value="8.68365" calcext:value-type="float">
            <text:p>8.6836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3.8" calcext:value-type="float">
            <text:p>423.8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618" calcext:value-type="float">
            <text:p>0.0438618</text:p>
          </table:table-cell>
          <table:table-cell office:value-type="float" office:value="125.635" calcext:value-type="float">
            <text:p>125.635</text:p>
          </table:table-cell>
          <table:table-cell office:value-type="float" office:value="0.097662" calcext:value-type="float">
            <text:p>0.097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618" calcext:value-type="float">
            <text:p>0.0438618</text:p>
          </table:table-cell>
          <table:table-cell office:value-type="float" office:value="139.415" calcext:value-type="float">
            <text:p>139.415</text:p>
          </table:table-cell>
          <table:table-cell office:value-type="float" office:value="7.465" calcext:value-type="float">
            <text:p>7.465</text:p>
          </table:table-cell>
          <table:table-cell office:value-type="float" office:value="-8.90742" calcext:value-type="float">
            <text:p>-8.9074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1" calcext:value-type="float">
            <text:p>3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6.2" calcext:value-type="float">
            <text:p>546.2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7" calcext:value-type="float">
            <text:p>0.09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158" calcext:value-type="float">
            <text:p>0.0382158</text:p>
          </table:table-cell>
          <table:table-cell office:value-type="float" office:value="107.182" calcext:value-type="float">
            <text:p>107.182</text:p>
          </table:table-cell>
          <table:table-cell office:value-type="float" office:value="0.0976619" calcext:value-type="float">
            <text:p>0.0976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158" calcext:value-type="float">
            <text:p>0.0382158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7.55395" calcext:value-type="float">
            <text:p>7.55395</text:p>
          </table:table-cell>
          <table:table-cell office:value-type="float" office:value="1.3619" calcext:value-type="float">
            <text:p>1.361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8.6" calcext:value-type="float">
            <text:p>668.6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401" calcext:value-type="float">
            <text:p>0.0405401</text:p>
          </table:table-cell>
          <table:table-cell office:value-type="float" office:value="110.677" calcext:value-type="float">
            <text:p>110.677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401" calcext:value-type="float">
            <text:p>0.0405401</text:p>
          </table:table-cell>
          <table:table-cell office:value-type="float" office:value="136.069" calcext:value-type="float">
            <text:p>136.069</text:p>
          </table:table-cell>
          <table:table-cell office:value-type="float" office:value="7.50619" calcext:value-type="float">
            <text:p>7.50619</text:p>
          </table:table-cell>
          <table:table-cell office:value-type="float" office:value="6.20765" calcext:value-type="float">
            <text:p>6.2076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26" calcext:value-type="float">
            <text:p>0.0976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435" calcext:value-type="float">
            <text:p>0.0414435</text:p>
          </table:table-cell>
          <table:table-cell office:value-type="float" office:value="97.8074" calcext:value-type="float">
            <text:p>97.8074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435" calcext:value-type="float">
            <text:p>0.0414435</text:p>
          </table:table-cell>
          <table:table-cell office:value-type="float" office:value="118.881" calcext:value-type="float">
            <text:p>118.881</text:p>
          </table:table-cell>
          <table:table-cell office:value-type="float" office:value="7.4963" calcext:value-type="float">
            <text:p>7.4963</text:p>
          </table:table-cell>
          <table:table-cell office:value-type="float" office:value="3.49954" calcext:value-type="float">
            <text:p>3.4995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3.4" calcext:value-type="float">
            <text:p>913.4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21" calcext:value-type="float">
            <text:p>0.097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4" calcext:value-type="float">
            <text:p>0.04024</text:p>
          </table:table-cell>
          <table:table-cell office:value-type="float" office:value="74.9971" calcext:value-type="float">
            <text:p>74.9971</text:p>
          </table:table-cell>
          <table:table-cell office:value-type="float" office:value="0.0976613" calcext:value-type="float">
            <text:p>0.097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4" calcext:value-type="float">
            <text:p>0.04024</text:p>
          </table:table-cell>
          <table:table-cell office:value-type="float" office:value="136.692" calcext:value-type="float">
            <text:p>136.692</text:p>
          </table:table-cell>
          <table:table-cell office:value-type="float" office:value="7.45552" calcext:value-type="float">
            <text:p>7.45552</text:p>
          </table:table-cell>
          <table:table-cell office:value-type="float" office:value="-0.952748" calcext:value-type="float">
            <text:p>-0.95274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35.8" calcext:value-type="float">
            <text:p>1035.8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8" calcext:value-type="float">
            <text:p>0.097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061" calcext:value-type="float">
            <text:p>0.0401061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0.0976613" calcext:value-type="float">
            <text:p>0.097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061" calcext:value-type="float">
            <text:p>0.0401061</text:p>
          </table:table-cell>
          <table:table-cell office:value-type="float" office:value="139.689" calcext:value-type="float">
            <text:p>139.689</text:p>
          </table:table-cell>
          <table:table-cell office:value-type="float" office:value="7.50115" calcext:value-type="float">
            <text:p>7.50115</text:p>
          </table:table-cell>
          <table:table-cell office:value-type="float" office:value="0.575874" calcext:value-type="float">
            <text:p>0.5758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8.2" calcext:value-type="float">
            <text:p>1158.2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3" calcext:value-type="float">
            <text:p>0.097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181" calcext:value-type="float">
            <text:p>0.0394181</text:p>
          </table:table-cell>
          <table:table-cell office:value-type="float" office:value="85.0248" calcext:value-type="float">
            <text:p>85.0248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181" calcext:value-type="float">
            <text:p>0.0394181</text:p>
          </table:table-cell>
          <table:table-cell office:value-type="float" office:value="109.423" calcext:value-type="float">
            <text:p>109.423</text:p>
          </table:table-cell>
          <table:table-cell office:value-type="float" office:value="7.54189" calcext:value-type="float">
            <text:p>7.54189</text:p>
          </table:table-cell>
          <table:table-cell office:value-type="float" office:value="5.64101" calcext:value-type="float">
            <text:p>5.6410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.6" calcext:value-type="float">
            <text:p>1280.6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2" calcext:value-type="float">
            <text:p>0.0976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315" calcext:value-type="float">
            <text:p>0.039315</text:p>
          </table:table-cell>
          <table:table-cell office:value-type="float" office:value="108.875" calcext:value-type="float">
            <text:p>108.875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315" calcext:value-type="float">
            <text:p>0.039315</text:p>
          </table:table-cell>
          <table:table-cell office:value-type="float" office:value="118.519" calcext:value-type="float">
            <text:p>118.519</text:p>
          </table:table-cell>
          <table:table-cell office:value-type="float" office:value="7.52365" calcext:value-type="float">
            <text:p>7.52365</text:p>
          </table:table-cell>
          <table:table-cell office:value-type="float" office:value="0.65591" calcext:value-type="float">
            <text:p>0.6559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22" calcext:value-type="float">
            <text:p>0.097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389" calcext:value-type="float">
            <text:p>0.0423389</text:p>
          </table:table-cell>
          <table:table-cell office:value-type="float" office:value="91.5369" calcext:value-type="float">
            <text:p>91.5369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389" calcext:value-type="float">
            <text:p>0.0423389</text:p>
          </table:table-cell>
          <table:table-cell office:value-type="float" office:value="110.625" calcext:value-type="float">
            <text:p>110.625</text:p>
          </table:table-cell>
          <table:table-cell office:value-type="float" office:value="7.59931" calcext:value-type="float">
            <text:p>7.59931</text:p>
          </table:table-cell>
          <table:table-cell office:value-type="float" office:value="5.30582" calcext:value-type="float">
            <text:p>5.3058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25.4" calcext:value-type="float">
            <text:p>1525.4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8" calcext:value-type="float">
            <text:p>0.097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605" calcext:value-type="float">
            <text:p>0.0444605</text:p>
          </table:table-cell>
          <table:table-cell office:value-type="float" office:value="99.6164" calcext:value-type="float">
            <text:p>99.6164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4605" calcext:value-type="float">
            <text:p>0.0444605</text:p>
          </table:table-cell>
          <table:table-cell office:value-type="float" office:value="112.29" calcext:value-type="float">
            <text:p>112.29</text:p>
          </table:table-cell>
          <table:table-cell office:value-type="float" office:value="7.41629" calcext:value-type="float">
            <text:p>7.41629</text:p>
          </table:table-cell>
          <table:table-cell office:value-type="float" office:value="-0.698835" calcext:value-type="float">
            <text:p>-0.69883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47.8" calcext:value-type="float">
            <text:p>1647.8</text:p>
          </table:table-cell>
          <table:table-cell office:value-type="float" office:value="0" calcext:value-type="float">
            <text:p>0</text:p>
          </table:table-cell>
          <table:table-cell office:value-type="float" office:value="14741.2" calcext:value-type="float">
            <text:p>14741.2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029" calcext:value-type="float">
            <text:p>0.0400029</text:p>
          </table:table-cell>
          <table:table-cell office:value-type="float" office:value="75.2333" calcext:value-type="float">
            <text:p>75.2333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0029" calcext:value-type="float">
            <text:p>0.0400029</text:p>
          </table:table-cell>
          <table:table-cell office:value-type="float" office:value="108.047" calcext:value-type="float">
            <text:p>108.047</text:p>
          </table:table-cell>
          <table:table-cell office:value-type="float" office:value="7.49215" calcext:value-type="float">
            <text:p>7.49215</text:p>
          </table:table-cell>
          <table:table-cell office:value-type="float" office:value="8.30592" calcext:value-type="float">
            <text:p>8.3059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901.8" calcext:value-type="float">
            <text:p>-1901.8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7469" calcext:value-type="float">
            <text:p>0.0437469</text:p>
          </table:table-cell>
          <table:table-cell office:value-type="float" office:value="119.543" calcext:value-type="float">
            <text:p>119.543</text:p>
          </table:table-cell>
          <table:table-cell office:value-type="float" office:value="0.0976617" calcext:value-type="float">
            <text:p>0.09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7469" calcext:value-type="float">
            <text:p>0.0437469</text:p>
          </table:table-cell>
          <table:table-cell office:value-type="float" office:value="130.654" calcext:value-type="float">
            <text:p>130.654</text:p>
          </table:table-cell>
          <table:table-cell office:value-type="float" office:value="7.39629" calcext:value-type="float">
            <text:p>7.39629</text:p>
          </table:table-cell>
          <table:table-cell office:value-type="float" office:value="7.97947" calcext:value-type="float">
            <text:p>7.9794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779.4" calcext:value-type="float">
            <text:p>-1779.4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8" calcext:value-type="float">
            <text:p>0.097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033" calcext:value-type="float">
            <text:p>0.0407033</text:p>
          </table:table-cell>
          <table:table-cell office:value-type="float" office:value="104.024" calcext:value-type="float">
            <text:p>104.024</text:p>
          </table:table-cell>
          <table:table-cell office:value-type="float" office:value="0.0976618" calcext:value-type="float">
            <text:p>0.097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033" calcext:value-type="float">
            <text:p>0.0407033</text:p>
          </table:table-cell>
          <table:table-cell office:value-type="float" office:value="152.51" calcext:value-type="float">
            <text:p>152.51</text:p>
          </table:table-cell>
          <table:table-cell office:value-type="float" office:value="7.38041" calcext:value-type="float">
            <text:p>7.38041</text:p>
          </table:table-cell>
          <table:table-cell office:value-type="float" office:value="8.18495" calcext:value-type="float">
            <text:p>8.184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657" calcext:value-type="float">
            <text:p>-1657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7737" calcext:value-type="float">
            <text:p>0.0397737</text:p>
          </table:table-cell>
          <table:table-cell office:value-type="float" office:value="121.094" calcext:value-type="float">
            <text:p>121.094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7737" calcext:value-type="float">
            <text:p>0.0397737</text:p>
          </table:table-cell>
          <table:table-cell office:value-type="float" office:value="128.278" calcext:value-type="float">
            <text:p>128.278</text:p>
          </table:table-cell>
          <table:table-cell office:value-type="float" office:value="7.41791" calcext:value-type="float">
            <text:p>7.41791</text:p>
          </table:table-cell>
          <table:table-cell office:value-type="float" office:value="6.80883" calcext:value-type="float">
            <text:p>6.8088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534.6" calcext:value-type="float">
            <text:p>-1534.6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7" calcext:value-type="float">
            <text:p>0.09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45" calcext:value-type="float">
            <text:p>0.039645</text:p>
          </table:table-cell>
          <table:table-cell office:value-type="float" office:value="91.0671" calcext:value-type="float">
            <text:p>91.0671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45" calcext:value-type="float">
            <text:p>0.039645</text:p>
          </table:table-cell>
          <table:table-cell office:value-type="float" office:value="144.105" calcext:value-type="float">
            <text:p>144.105</text:p>
          </table:table-cell>
          <table:table-cell office:value-type="float" office:value="7.53743" calcext:value-type="float">
            <text:p>7.53743</text:p>
          </table:table-cell>
          <table:table-cell office:value-type="float" office:value="6.48343" calcext:value-type="float">
            <text:p>6.4834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412.2" calcext:value-type="float">
            <text:p>-1412.2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8" calcext:value-type="float">
            <text:p>0.097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169" calcext:value-type="float">
            <text:p>0.0438169</text:p>
          </table:table-cell>
          <table:table-cell office:value-type="float" office:value="127.1" calcext:value-type="float">
            <text:p>127.1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169" calcext:value-type="float">
            <text:p>0.0438169</text:p>
          </table:table-cell>
          <table:table-cell office:value-type="float" office:value="158.973" calcext:value-type="float">
            <text:p>158.973</text:p>
          </table:table-cell>
          <table:table-cell office:value-type="float" office:value="7.40986" calcext:value-type="float">
            <text:p>7.40986</text:p>
          </table:table-cell>
          <table:table-cell office:value-type="float" office:value="10.3194" calcext:value-type="float">
            <text:p>10.319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289.8" calcext:value-type="float">
            <text:p>-1289.8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7" calcext:value-type="float">
            <text:p>0.09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097" calcext:value-type="float">
            <text:p>0.0416097</text:p>
          </table:table-cell>
          <table:table-cell office:value-type="float" office:value="128.65" calcext:value-type="float">
            <text:p>128.65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6097" calcext:value-type="float">
            <text:p>0.0416097</text:p>
          </table:table-cell>
          <table:table-cell office:value-type="float" office:value="147.587" calcext:value-type="float">
            <text:p>147.587</text:p>
          </table:table-cell>
          <table:table-cell office:value-type="float" office:value="7.29501" calcext:value-type="float">
            <text:p>7.29501</text:p>
          </table:table-cell>
          <table:table-cell office:value-type="float" office:value="6.24682" calcext:value-type="float">
            <text:p>6.2468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167.4" calcext:value-type="float">
            <text:p>-1167.4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2" calcext:value-type="float">
            <text:p>0.097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74" calcext:value-type="float">
            <text:p>0.042774</text:p>
          </table:table-cell>
          <table:table-cell office:value-type="float" office:value="121.608" calcext:value-type="float">
            <text:p>121.608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74" calcext:value-type="float">
            <text:p>0.042774</text:p>
          </table:table-cell>
          <table:table-cell office:value-type="float" office:value="151.809" calcext:value-type="float">
            <text:p>151.809</text:p>
          </table:table-cell>
          <table:table-cell office:value-type="float" office:value="7.36867" calcext:value-type="float">
            <text:p>7.36867</text:p>
          </table:table-cell>
          <table:table-cell office:value-type="float" office:value="3.87375" calcext:value-type="float">
            <text:p>3.8737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045" calcext:value-type="float">
            <text:p>-1045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928" calcext:value-type="float">
            <text:p>0.0404928</text:p>
          </table:table-cell>
          <table:table-cell office:value-type="float" office:value="114.651" calcext:value-type="float">
            <text:p>114.651</text:p>
          </table:table-cell>
          <table:table-cell office:value-type="float" office:value="0.097661" calcext:value-type="float">
            <text:p>0.09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4928" calcext:value-type="float">
            <text:p>0.0404928</text:p>
          </table:table-cell>
          <table:table-cell office:value-type="float" office:value="133.183" calcext:value-type="float">
            <text:p>133.183</text:p>
          </table:table-cell>
          <table:table-cell office:value-type="float" office:value="7.31539" calcext:value-type="float">
            <text:p>7.31539</text:p>
          </table:table-cell>
          <table:table-cell office:value-type="float" office:value="5.50574" calcext:value-type="float">
            <text:p>5.505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922.6" calcext:value-type="float">
            <text:p>-922.6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1" calcext:value-type="float">
            <text:p>0.0976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668" calcext:value-type="float">
            <text:p>0.0406668</text:p>
          </table:table-cell>
          <table:table-cell office:value-type="float" office:value="102.499" calcext:value-type="float">
            <text:p>102.499</text:p>
          </table:table-cell>
          <table:table-cell office:value-type="float" office:value="0.0976611" calcext:value-type="float">
            <text:p>0.0976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6668" calcext:value-type="float">
            <text:p>0.0406668</text:p>
          </table:table-cell>
          <table:table-cell office:value-type="float" office:value="122.905" calcext:value-type="float">
            <text:p>122.905</text:p>
          </table:table-cell>
          <table:table-cell office:value-type="float" office:value="7.26959" calcext:value-type="float">
            <text:p>7.26959</text:p>
          </table:table-cell>
          <table:table-cell office:value-type="float" office:value="-2.86834" calcext:value-type="float">
            <text:p>-2.8683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800.2" calcext:value-type="float">
            <text:p>-800.2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2" calcext:value-type="float">
            <text:p>0.097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573" calcext:value-type="float">
            <text:p>0.0411573</text:p>
          </table:table-cell>
          <table:table-cell office:value-type="float" office:value="108.666" calcext:value-type="float">
            <text:p>108.666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1573" calcext:value-type="float">
            <text:p>0.0411573</text:p>
          </table:table-cell>
          <table:table-cell office:value-type="float" office:value="132.392" calcext:value-type="float">
            <text:p>132.392</text:p>
          </table:table-cell>
          <table:table-cell office:value-type="float" office:value="7.33459" calcext:value-type="float">
            <text:p>7.33459</text:p>
          </table:table-cell>
          <table:table-cell office:value-type="float" office:value="3.83916" calcext:value-type="float">
            <text:p>3.839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677.8" calcext:value-type="float">
            <text:p>-677.8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7" calcext:value-type="float">
            <text:p>0.09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522" calcext:value-type="float">
            <text:p>0.0384522</text:p>
          </table:table-cell>
          <table:table-cell office:value-type="float" office:value="123.567" calcext:value-type="float">
            <text:p>123.567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522" calcext:value-type="float">
            <text:p>0.0384522</text:p>
          </table:table-cell>
          <table:table-cell office:value-type="float" office:value="152.332" calcext:value-type="float">
            <text:p>152.332</text:p>
          </table:table-cell>
          <table:table-cell office:value-type="float" office:value="7.45195" calcext:value-type="float">
            <text:p>7.45195</text:p>
          </table:table-cell>
          <table:table-cell office:value-type="float" office:value="4.66575" calcext:value-type="float">
            <text:p>4.6657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55.4" calcext:value-type="float">
            <text:p>-555.4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753" calcext:value-type="float">
            <text:p>0.0382753</text:p>
          </table:table-cell>
          <table:table-cell office:value-type="float" office:value="97.4421" calcext:value-type="float">
            <text:p>97.4421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753" calcext:value-type="float">
            <text:p>0.0382753</text:p>
          </table:table-cell>
          <table:table-cell office:value-type="float" office:value="112.751" calcext:value-type="float">
            <text:p>112.751</text:p>
          </table:table-cell>
          <table:table-cell office:value-type="float" office:value="7.34425" calcext:value-type="float">
            <text:p>7.34425</text:p>
          </table:table-cell>
          <table:table-cell office:value-type="float" office:value="5.45246" calcext:value-type="float">
            <text:p>5.45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33" calcext:value-type="float">
            <text:p>-433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7" calcext:value-type="float">
            <text:p>0.09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503" calcext:value-type="float">
            <text:p>0.0421503</text:p>
          </table:table-cell>
          <table:table-cell office:value-type="float" office:value="130.402" calcext:value-type="float">
            <text:p>130.402</text:p>
          </table:table-cell>
          <table:table-cell office:value-type="float" office:value="0.0976611" calcext:value-type="float">
            <text:p>0.0976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503" calcext:value-type="float">
            <text:p>0.0421503</text:p>
          </table:table-cell>
          <table:table-cell office:value-type="float" office:value="138.203" calcext:value-type="float">
            <text:p>138.203</text:p>
          </table:table-cell>
          <table:table-cell office:value-type="float" office:value="7.21377" calcext:value-type="float">
            <text:p>7.21377</text:p>
          </table:table-cell>
          <table:table-cell office:value-type="float" office:value="5.14551" calcext:value-type="float">
            <text:p>5.1455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10.6" calcext:value-type="float">
            <text:p>-310.6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7" calcext:value-type="float">
            <text:p>0.0976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431" calcext:value-type="float">
            <text:p>0.0377431</text:p>
          </table:table-cell>
          <table:table-cell office:value-type="float" office:value="109.763" calcext:value-type="float">
            <text:p>109.763</text:p>
          </table:table-cell>
          <table:table-cell office:value-type="float" office:value="0.0976607" calcext:value-type="float">
            <text:p>0.0976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431" calcext:value-type="float">
            <text:p>0.0377431</text:p>
          </table:table-cell>
          <table:table-cell office:value-type="float" office:value="130.245" calcext:value-type="float">
            <text:p>130.245</text:p>
          </table:table-cell>
          <table:table-cell office:value-type="float" office:value="7.30963" calcext:value-type="float">
            <text:p>7.30963</text:p>
          </table:table-cell>
          <table:table-cell office:value-type="float" office:value="2.56554" calcext:value-type="float">
            <text:p>2.5655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88.2" calcext:value-type="float">
            <text:p>-188.2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6" calcext:value-type="float">
            <text:p>0.0976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738" calcext:value-type="float">
            <text:p>0.0412738</text:p>
          </table:table-cell>
          <table:table-cell office:value-type="float" office:value="106.937" calcext:value-type="float">
            <text:p>106.937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2738" calcext:value-type="float">
            <text:p>0.0412738</text:p>
          </table:table-cell>
          <table:table-cell office:value-type="float" office:value="122.505" calcext:value-type="float">
            <text:p>122.505</text:p>
          </table:table-cell>
          <table:table-cell office:value-type="float" office:value="7.36027" calcext:value-type="float">
            <text:p>7.36027</text:p>
          </table:table-cell>
          <table:table-cell office:value-type="float" office:value="5.93847" calcext:value-type="float">
            <text:p>5.9384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65.8" calcext:value-type="float">
            <text:p>-65.8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1" calcext:value-type="float">
            <text:p>0.0976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359" calcext:value-type="float">
            <text:p>0.0405359</text:p>
          </table:table-cell>
          <table:table-cell office:value-type="float" office:value="107.191" calcext:value-type="float">
            <text:p>107.191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359" calcext:value-type="float">
            <text:p>0.0405359</text:p>
          </table:table-cell>
          <table:table-cell office:value-type="float" office:value="123.414" calcext:value-type="float">
            <text:p>123.414</text:p>
          </table:table-cell>
          <table:table-cell office:value-type="float" office:value="7.2947" calcext:value-type="float">
            <text:p>7.2947</text:p>
          </table:table-cell>
          <table:table-cell office:value-type="float" office:value="-6.76749" calcext:value-type="float">
            <text:p>-6.7674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6.6" calcext:value-type="float">
            <text:p>56.6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" calcext:value-type="float">
            <text:p>0.097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992" calcext:value-type="float">
            <text:p>0.0415992</text:p>
          </table:table-cell>
          <table:table-cell office:value-type="float" office:value="96.9154" calcext:value-type="float">
            <text:p>96.9154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992" calcext:value-type="float">
            <text:p>0.0415992</text:p>
          </table:table-cell>
          <table:table-cell office:value-type="float" office:value="120.648" calcext:value-type="float">
            <text:p>120.648</text:p>
          </table:table-cell>
          <table:table-cell office:value-type="float" office:value="7.33297" calcext:value-type="float">
            <text:p>7.33297</text:p>
          </table:table-cell>
          <table:table-cell office:value-type="float" office:value="8.76321" calcext:value-type="float">
            <text:p>8.7632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18" calcext:value-type="float">
            <text:p>4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2" calcext:value-type="float">
            <text:p>0.0976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763" calcext:value-type="float">
            <text:p>0.0378763</text:p>
          </table:table-cell>
          <table:table-cell office:value-type="float" office:value="101.896" calcext:value-type="float">
            <text:p>101.896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8763" calcext:value-type="float">
            <text:p>0.0378763</text:p>
          </table:table-cell>
          <table:table-cell office:value-type="float" office:value="118.554" calcext:value-type="float">
            <text:p>118.554</text:p>
          </table:table-cell>
          <table:table-cell office:value-type="float" office:value="7.36538" calcext:value-type="float">
            <text:p>7.36538</text:p>
          </table:table-cell>
          <table:table-cell office:value-type="float" office:value="8.59344" calcext:value-type="float">
            <text:p>8.593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1.4" calcext:value-type="float">
            <text:p>301.4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5" calcext:value-type="float">
            <text:p>0.0976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083" calcext:value-type="float">
            <text:p>0.0414083</text:p>
          </table:table-cell>
          <table:table-cell office:value-type="float" office:value="108" calcext:value-type="float">
            <text:p>108</text:p>
          </table:table-cell>
          <table:table-cell office:value-type="float" office:value="0.097659" calcext:value-type="float">
            <text:p>0.097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083" calcext:value-type="float">
            <text:p>0.0414083</text:p>
          </table:table-cell>
          <table:table-cell office:value-type="float" office:value="118.073" calcext:value-type="float">
            <text:p>118.073</text:p>
          </table:table-cell>
          <table:table-cell office:value-type="float" office:value="7.37109" calcext:value-type="float">
            <text:p>7.37109</text:p>
          </table:table-cell>
          <table:table-cell office:value-type="float" office:value="15.4475" calcext:value-type="float">
            <text:p>15.447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3.8" calcext:value-type="float">
            <text:p>423.8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555" calcext:value-type="float">
            <text:p>0.0399555</text:p>
          </table:table-cell>
          <table:table-cell office:value-type="float" office:value="132.711" calcext:value-type="float">
            <text:p>132.711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555" calcext:value-type="float">
            <text:p>0.0399555</text:p>
          </table:table-cell>
          <table:table-cell office:value-type="float" office:value="112.083" calcext:value-type="float">
            <text:p>112.083</text:p>
          </table:table-cell>
          <table:table-cell office:value-type="float" office:value="7.27822" calcext:value-type="float">
            <text:p>7.27822</text:p>
          </table:table-cell>
          <table:table-cell office:value-type="float" office:value="12.0884" calcext:value-type="float">
            <text:p>12.088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6.2" calcext:value-type="float">
            <text:p>546.2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06" calcext:value-type="float">
            <text:p>0.097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723" calcext:value-type="float">
            <text:p>0.0384723</text:p>
          </table:table-cell>
          <table:table-cell office:value-type="float" office:value="120.181" calcext:value-type="float">
            <text:p>120.181</text:p>
          </table:table-cell>
          <table:table-cell office:value-type="float" office:value="0.0976602" calcext:value-type="float">
            <text:p>0.097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723" calcext:value-type="float">
            <text:p>0.0384723</text:p>
          </table:table-cell>
          <table:table-cell office:value-type="float" office:value="126.516" calcext:value-type="float">
            <text:p>126.516</text:p>
          </table:table-cell>
          <table:table-cell office:value-type="float" office:value="7.45544" calcext:value-type="float">
            <text:p>7.45544</text:p>
          </table:table-cell>
          <table:table-cell office:value-type="float" office:value="18.1739" calcext:value-type="float">
            <text:p>18.173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2" calcext:value-type="float">
            <text:p>4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68.6" calcext:value-type="float">
            <text:p>668.6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4" calcext:value-type="float">
            <text:p>0.097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8913" calcext:value-type="float">
            <text:p>0.0358913</text:p>
          </table:table-cell>
          <table:table-cell office:value-type="float" office:value="133.418" calcext:value-type="float">
            <text:p>133.418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8913" calcext:value-type="float">
            <text:p>0.0358913</text:p>
          </table:table-cell>
          <table:table-cell office:value-type="float" office:value="122.354" calcext:value-type="float">
            <text:p>122.354</text:p>
          </table:table-cell>
          <table:table-cell office:value-type="float" office:value="7.50054" calcext:value-type="float">
            <text:p>7.50054</text:p>
          </table:table-cell>
          <table:table-cell office:value-type="float" office:value="15.4501" calcext:value-type="float">
            <text:p>15.450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1" calcext:value-type="float">
            <text:p>0.0976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532" calcext:value-type="float">
            <text:p>0.0384532</text:p>
          </table:table-cell>
          <table:table-cell office:value-type="float" office:value="119.905" calcext:value-type="float">
            <text:p>119.905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532" calcext:value-type="float">
            <text:p>0.0384532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7.4938" calcext:value-type="float">
            <text:p>7.4938</text:p>
          </table:table-cell>
          <table:table-cell office:value-type="float" office:value="7.66145" calcext:value-type="float">
            <text:p>7.661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4" calcext:value-type="float">
            <text:p>4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13.4" calcext:value-type="float">
            <text:p>913.4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3" calcext:value-type="float">
            <text:p>0.097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319" calcext:value-type="float">
            <text:p>0.0417319</text:p>
          </table:table-cell>
          <table:table-cell office:value-type="float" office:value="83.4296" calcext:value-type="float">
            <text:p>83.4296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319" calcext:value-type="float">
            <text:p>0.0417319</text:p>
          </table:table-cell>
          <table:table-cell office:value-type="float" office:value="131.667" calcext:value-type="float">
            <text:p>131.667</text:p>
          </table:table-cell>
          <table:table-cell office:value-type="float" office:value="7.39784" calcext:value-type="float">
            <text:p>7.39784</text:p>
          </table:table-cell>
          <table:table-cell office:value-type="float" office:value="15.7308" calcext:value-type="float">
            <text:p>15.730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35.8" calcext:value-type="float">
            <text:p>1035.8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09" calcext:value-type="float">
            <text:p>0.0976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928" calcext:value-type="float">
            <text:p>0.0410928</text:p>
          </table:table-cell>
          <table:table-cell office:value-type="float" office:value="87.047" calcext:value-type="float">
            <text:p>87.047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928" calcext:value-type="float">
            <text:p>0.0410928</text:p>
          </table:table-cell>
          <table:table-cell office:value-type="float" office:value="128.658" calcext:value-type="float">
            <text:p>128.658</text:p>
          </table:table-cell>
          <table:table-cell office:value-type="float" office:value="7.42349" calcext:value-type="float">
            <text:p>7.42349</text:p>
          </table:table-cell>
          <table:table-cell office:value-type="float" office:value="9.54969" calcext:value-type="float">
            <text:p>9.5496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6" calcext:value-type="float">
            <text:p>42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58.2" calcext:value-type="float">
            <text:p>1158.2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06" calcext:value-type="float">
            <text:p>0.097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653" calcext:value-type="float">
            <text:p>0.0389653</text:p>
          </table:table-cell>
          <table:table-cell office:value-type="float" office:value="92.8692" calcext:value-type="float">
            <text:p>92.8692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653" calcext:value-type="float">
            <text:p>0.0389653</text:p>
          </table:table-cell>
          <table:table-cell office:value-type="float" office:value="118.335" calcext:value-type="float">
            <text:p>118.335</text:p>
          </table:table-cell>
          <table:table-cell office:value-type="float" office:value="7.41713" calcext:value-type="float">
            <text:p>7.41713</text:p>
          </table:table-cell>
          <table:table-cell office:value-type="float" office:value="15.501" calcext:value-type="float">
            <text:p>15.50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7" calcext:value-type="float">
            <text:p>42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0.6" calcext:value-type="float">
            <text:p>1280.6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9" calcext:value-type="float">
            <text:p>0.0976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202" calcext:value-type="float">
            <text:p>0.0405202</text:p>
          </table:table-cell>
          <table:table-cell office:value-type="float" office:value="94.28" calcext:value-type="float">
            <text:p>94.28</text:p>
          </table:table-cell>
          <table:table-cell office:value-type="float" office:value="0.0976604" calcext:value-type="float">
            <text:p>0.0976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5202" calcext:value-type="float">
            <text:p>0.0405202</text:p>
          </table:table-cell>
          <table:table-cell office:value-type="float" office:value="124.661" calcext:value-type="float">
            <text:p>124.661</text:p>
          </table:table-cell>
          <table:table-cell office:value-type="float" office:value="7.36072" calcext:value-type="float">
            <text:p>7.36072</text:p>
          </table:table-cell>
          <table:table-cell office:value-type="float" office:value="22.5337" calcext:value-type="float">
            <text:p>22.53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08" calcext:value-type="float">
            <text:p>0.0976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3288" calcext:value-type="float">
            <text:p>0.0393288</text:p>
          </table:table-cell>
          <table:table-cell office:value-type="float" office:value="84.359" calcext:value-type="float">
            <text:p>84.359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3288" calcext:value-type="float">
            <text:p>0.0393288</text:p>
          </table:table-cell>
          <table:table-cell office:value-type="float" office:value="114.9" calcext:value-type="float">
            <text:p>114.9</text:p>
          </table:table-cell>
          <table:table-cell office:value-type="float" office:value="7.48346" calcext:value-type="float">
            <text:p>7.48346</text:p>
          </table:table-cell>
          <table:table-cell office:value-type="float" office:value="12.5293" calcext:value-type="float">
            <text:p>12.529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29" calcext:value-type="float">
            <text:p>42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25.4" calcext:value-type="float">
            <text:p>1525.4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12" calcext:value-type="float">
            <text:p>0.0976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836" calcext:value-type="float">
            <text:p>0.0401836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1836" calcext:value-type="float">
            <text:p>0.0401836</text:p>
          </table:table-cell>
          <table:table-cell office:value-type="float" office:value="116.201" calcext:value-type="float">
            <text:p>116.201</text:p>
          </table:table-cell>
          <table:table-cell office:value-type="float" office:value="7.3925" calcext:value-type="float">
            <text:p>7.3925</text:p>
          </table:table-cell>
          <table:table-cell office:value-type="float" office:value="7.76836" calcext:value-type="float">
            <text:p>7.7683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47.8" calcext:value-type="float">
            <text:p>1647.8</text:p>
          </table:table-cell>
          <table:table-cell office:value-type="float" office:value="0" calcext:value-type="float">
            <text:p>0</text:p>
          </table:table-cell>
          <table:table-cell office:value-type="float" office:value="14871.2" calcext:value-type="float">
            <text:p>14871.2</text:p>
          </table:table-cell>
          <table:table-cell office:value-type="float" office:value="0.0976609" calcext:value-type="float">
            <text:p>0.0976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2241" calcext:value-type="float">
            <text:p>0.0392241</text:p>
          </table:table-cell>
          <table:table-cell office:value-type="float" office:value="133.178" calcext:value-type="float">
            <text:p>133.178</text:p>
          </table:table-cell>
          <table:table-cell office:value-type="float" office:value="0.0976588" calcext:value-type="float">
            <text:p>0.0976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2241" calcext:value-type="float">
            <text:p>0.0392241</text:p>
          </table:table-cell>
          <table:table-cell office:value-type="float" office:value="103.608" calcext:value-type="float">
            <text:p>103.608</text:p>
          </table:table-cell>
          <table:table-cell office:value-type="float" office:value="7.37434" calcext:value-type="float">
            <text:p>7.37434</text:p>
          </table:table-cell>
          <table:table-cell office:value-type="float" office:value="15.5136" calcext:value-type="float">
            <text:p>15.513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1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832" calcext:value-type="float">
            <text:p>-1832</text:p>
          </table:table-cell>
          <table:table-cell office:value-type="float" office:value="0" calcext:value-type="float">
            <text:p>0</text:p>
          </table:table-cell>
          <table:table-cell office:value-type="float" office:value="11493.72" calcext:value-type="float">
            <text:p>11493.72</text:p>
          </table:table-cell>
          <table:table-cell office:value-type="float" office:value="0.0976592" calcext:value-type="float">
            <text:p>0.097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.273" calcext:value-type="float">
            <text:p>101.273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.4502" calcext:value-type="float">
            <text:p>75.45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10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22" calcext:value-type="float">
            <text:p>-1522</text:p>
          </table:table-cell>
          <table:table-cell office:value-type="float" office:value="0" calcext:value-type="float">
            <text:p>0</text:p>
          </table:table-cell>
          <table:table-cell office:value-type="float" office:value="11508.72" calcext:value-type="float">
            <text:p>11508.72</text:p>
          </table:table-cell>
          <table:table-cell office:value-type="float" office:value="0.0976593" calcext:value-type="float">
            <text:p>0.097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.48" calcext:value-type="float">
            <text:p>116.48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2661" calcext:value-type="float">
            <text:p>88.26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1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212" calcext:value-type="float">
            <text:p>-1212</text:p>
          </table:table-cell>
          <table:table-cell office:value-type="float" office:value="0" calcext:value-type="float">
            <text:p>0</text:p>
          </table:table-cell>
          <table:table-cell office:value-type="float" office:value="11493.72" calcext:value-type="float">
            <text:p>11493.72</text:p>
          </table:table-cell>
          <table:table-cell office:value-type="float" office:value="0.0976593" calcext:value-type="float">
            <text:p>0.097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.204" calcext:value-type="float">
            <text:p>109.204</text:p>
          </table:table-cell>
          <table:table-cell office:value-type="float" office:value="0.0976592" calcext:value-type="float">
            <text:p>0.097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.1244" calcext:value-type="float">
            <text:p>78.1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1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1508.72" calcext:value-type="float">
            <text:p>11508.72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1592" calcext:value-type="float">
            <text:p>98.1592</text:p>
          </table:table-cell>
          <table:table-cell office:value-type="float" office:value="0.097659" calcext:value-type="float">
            <text:p>0.097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.8976" calcext:value-type="float">
            <text:p>82.89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10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592" calcext:value-type="float">
            <text:p>-592</text:p>
          </table:table-cell>
          <table:table-cell office:value-type="float" office:value="0" calcext:value-type="float">
            <text:p>0</text:p>
          </table:table-cell>
          <table:table-cell office:value-type="float" office:value="11493.72" calcext:value-type="float">
            <text:p>11493.72</text:p>
          </table:table-cell>
          <table:table-cell office:value-type="float" office:value="0.0976603" calcext:value-type="float">
            <text:p>0.0976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.055" calcext:value-type="float">
            <text:p>140.055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5496" calcext:value-type="float">
            <text:p>97.5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1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82" calcext:value-type="float">
            <text:p>-282</text:p>
          </table:table-cell>
          <table:table-cell office:value-type="float" office:value="0" calcext:value-type="float">
            <text:p>0</text:p>
          </table:table-cell>
          <table:table-cell office:value-type="float" office:value="11508.72" calcext:value-type="float">
            <text:p>11508.72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.552" calcext:value-type="float">
            <text:p>143.552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5264" calcext:value-type="float">
            <text:p>97.5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10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493.72" calcext:value-type="float">
            <text:p>11493.72</text:p>
          </table:table-cell>
          <table:table-cell office:value-type="float" office:value="0.0976605" calcext:value-type="float">
            <text:p>0.0976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.828" calcext:value-type="float">
            <text:p>143.828</text:p>
          </table:table-cell>
          <table:table-cell office:value-type="float" office:value="0.0976584" calcext:value-type="float">
            <text:p>0.0976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.607" calcext:value-type="float">
            <text:p>106.6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1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1508.72" calcext:value-type="float">
            <text:p>11508.72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.645" calcext:value-type="float">
            <text:p>142.645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.222" calcext:value-type="float">
            <text:p>101.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10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1493.72" calcext:value-type="float">
            <text:p>11493.72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.361" calcext:value-type="float">
            <text:p>123.361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.4655" calcext:value-type="float">
            <text:p>94.4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1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11508.72" calcext:value-type="float">
            <text:p>11508.72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.555" calcext:value-type="float">
            <text:p>105.555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.0633" calcext:value-type="float">
            <text:p>94.06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1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11493.72" calcext:value-type="float">
            <text:p>11493.7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169" calcext:value-type="float">
            <text:p>102.169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.625" calcext:value-type="float">
            <text:p>111.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1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11508.72" calcext:value-type="float">
            <text:p>11508.72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.851" calcext:value-type="float">
            <text:p>124.851</text:p>
          </table:table-cell>
          <table:table-cell office:value-type="float" office:value="0.0976594" calcext:value-type="float">
            <text:p>0.097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.484" calcext:value-type="float">
            <text:p>108.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2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832" calcext:value-type="float">
            <text:p>-1832</text:p>
          </table:table-cell>
          <table:table-cell office:value-type="float" office:value="0" calcext:value-type="float">
            <text:p>0</text:p>
          </table:table-cell>
          <table:table-cell office:value-type="float" office:value="12339.72" calcext:value-type="float">
            <text:p>12339.72</text:p>
          </table:table-cell>
          <table:table-cell office:value-type="float" office:value="0.0976599" calcext:value-type="float">
            <text:p>0.097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.943" calcext:value-type="float">
            <text:p>114.943</text:p>
          </table:table-cell>
          <table:table-cell office:value-type="float" office:value="0.0976592" calcext:value-type="float">
            <text:p>0.097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.971" calcext:value-type="float">
            <text:p>111.9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20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522" calcext:value-type="float">
            <text:p>-1522</text:p>
          </table:table-cell>
          <table:table-cell office:value-type="float" office:value="0" calcext:value-type="float">
            <text:p>0</text:p>
          </table:table-cell>
          <table:table-cell office:value-type="float" office:value="12354.72" calcext:value-type="float">
            <text:p>12354.72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.466" calcext:value-type="float">
            <text:p>133.466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.874" calcext:value-type="float">
            <text:p>118.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2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212" calcext:value-type="float">
            <text:p>-1212</text:p>
          </table:table-cell>
          <table:table-cell office:value-type="float" office:value="0" calcext:value-type="float">
            <text:p>0</text:p>
          </table:table-cell>
          <table:table-cell office:value-type="float" office:value="12339.72" calcext:value-type="float">
            <text:p>12339.72</text:p>
          </table:table-cell>
          <table:table-cell office:value-type="float" office:value="0.0976603" calcext:value-type="float">
            <text:p>0.0976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.671" calcext:value-type="float">
            <text:p>115.671</text:p>
          </table:table-cell>
          <table:table-cell office:value-type="float" office:value="0.0976598" calcext:value-type="float">
            <text:p>0.097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.184" calcext:value-type="float">
            <text:p>119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2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2354.72" calcext:value-type="float">
            <text:p>12354.72</text:p>
          </table:table-cell>
          <table:table-cell office:value-type="float" office:value="0.0976603" calcext:value-type="float">
            <text:p>0.0976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.818" calcext:value-type="float">
            <text:p>103.818</text:p>
          </table:table-cell>
          <table:table-cell office:value-type="float" office:value="0.0976591" calcext:value-type="float">
            <text:p>0.0976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.786" calcext:value-type="float">
            <text:p>109.7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20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92" calcext:value-type="float">
            <text:p>-592</text:p>
          </table:table-cell>
          <table:table-cell office:value-type="float" office:value="0" calcext:value-type="float">
            <text:p>0</text:p>
          </table:table-cell>
          <table:table-cell office:value-type="float" office:value="12339.72" calcext:value-type="float">
            <text:p>12339.72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0472" calcext:value-type="float">
            <text:p>99.0472</text:p>
          </table:table-cell>
          <table:table-cell office:value-type="float" office:value="0.0976597" calcext:value-type="float">
            <text:p>0.097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.369" calcext:value-type="float">
            <text:p>130.3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20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82" calcext:value-type="float">
            <text:p>-282</text:p>
          </table:table-cell>
          <table:table-cell office:value-type="float" office:value="0" calcext:value-type="float">
            <text:p>0</text:p>
          </table:table-cell>
          <table:table-cell office:value-type="float" office:value="12354.72" calcext:value-type="float">
            <text:p>12354.72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42" calcext:value-type="float">
            <text:p>102.742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.763" calcext:value-type="float">
            <text:p>126.7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20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339.72" calcext:value-type="float">
            <text:p>12339.72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.887" calcext:value-type="float">
            <text:p>109.887</text:p>
          </table:table-cell>
          <table:table-cell office:value-type="float" office:value="0.0976586" calcext:value-type="float">
            <text:p>0.0976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.805" calcext:value-type="float">
            <text:p>140.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2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2354.72" calcext:value-type="float">
            <text:p>12354.72</text:p>
          </table:table-cell>
          <table:table-cell office:value-type="float" office:value="0.0976592" calcext:value-type="float">
            <text:p>0.097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.669" calcext:value-type="float">
            <text:p>105.669</text:p>
          </table:table-cell>
          <table:table-cell office:value-type="float" office:value="0.0976591" calcext:value-type="float">
            <text:p>0.0976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.449" calcext:value-type="float">
            <text:p>116.4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20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2339.72" calcext:value-type="float">
            <text:p>12339.72</text:p>
          </table:table-cell>
          <table:table-cell office:value-type="float" office:value="0.0976583" calcext:value-type="float">
            <text:p>0.0976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.286" calcext:value-type="float">
            <text:p>114.286</text:p>
          </table:table-cell>
          <table:table-cell office:value-type="float" office:value="0.0976596" calcext:value-type="float">
            <text:p>0.097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.134" calcext:value-type="float">
            <text:p>124.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2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float" office:value="12354.72" calcext:value-type="float">
            <text:p>12354.72</text:p>
          </table:table-cell>
          <table:table-cell office:value-type="float" office:value="0.0976601" calcext:value-type="float">
            <text:p>0.0976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397" calcext:value-type="float">
            <text:p>96.9397</text:p>
          </table:table-cell>
          <table:table-cell office:value-type="float" office:value="0.09766" calcext:value-type="float">
            <text:p>0.0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.734" calcext:value-type="float">
            <text:p>116.7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2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office:value-type="float" office:value="12339.72" calcext:value-type="float">
            <text:p>12339.72</text:p>
          </table:table-cell>
          <table:table-cell office:value-type="float" office:value="0.0976595" calcext:value-type="float">
            <text:p>0.0976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.97" calcext:value-type="float">
            <text:p>126.97</text:p>
          </table:table-cell>
          <table:table-cell office:value-type="float" office:value="0.0976591" calcext:value-type="float">
            <text:p>0.0976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.395" calcext:value-type="float">
            <text:p>133.3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2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12354.72" calcext:value-type="float">
            <text:p>12354.72</text:p>
          </table:table-cell>
          <table:table-cell office:value-type="float" office:value="0.0976588" calcext:value-type="float">
            <text:p>0.0976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.079" calcext:value-type="float">
            <text:p>107.079</text:p>
          </table:table-cell>
          <table:table-cell office:value-type="float" office:value="0.0976592" calcext:value-type="float">
            <text:p>0.0976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.448" calcext:value-type="float">
            <text:p>120.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ef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ef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ref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PC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PC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PC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PC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PC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PC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PC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PC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PC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PC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PC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PC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PC1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PC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PC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PC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ref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3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30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3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30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3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30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3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3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3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3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4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4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40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4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4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4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4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4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40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V4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02T13:30:43.073710534</dc:date>
    <meta:editing-duration>PT5M2S</meta:editing-duration>
    <meta:editing-cycles>1</meta:editing-cycles>
    <meta:document-statistic meta:table-count="1" meta:cell-count="6475" meta:object-count="0"/>
    <meta:generator>LibreOffice/5.3.6.1$Linux_X86_64 LibreOffice_project/30$Build-1</meta:generator>
  </office:meta>
</office:document-meta>
</file>